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676000004D883626B12.jpg" manifest:media-type="image/jpeg"/>
  <manifest:file-entry manifest:full-path="Pictures/1000000000000676000004D8B5C8710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2.899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2.19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4.629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0.849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1.75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5.249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6.649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162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1.762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5.811cm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3.492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13.117cm" loext:decorative="false"/>
      <style:paragraph-properties style:writing-mode="lr-tb"/>
    </style:style>
    <style:style style:name="gr98" style:family="graphic" style:parent-style-name="standard">
      <style:graphic-properties draw:stroke="none" draw:fill="none" fo:min-height="8.4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101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.923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5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6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6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4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6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outline1">
      <style:graphic-properties draw:auto-grow-height="true" fo:min-height="9.021cm" loext:decorative="false"/>
      <style:paragraph-properties style:writing-mode="lr-tb"/>
    </style:style>
    <style:style style:name="pr6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1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8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6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0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2" style:family="presentation" style:parent-style-name="master_5f_slides-outline1">
      <style:graphic-properties draw:auto-grow-height="true" fo:min-height="7.189cm" loext:decorative="false"/>
      <style:paragraph-properties style:writing-mode="lr-tb"/>
    </style:style>
    <style:style style:name="pr7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4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6" style:family="presentation" style:parent-style-name="master_5f_slides-outline1" style:list-style-name="L2">
      <style:graphic-properties draw:auto-grow-height="true" fo:min-height="0.7cm" loext:decorative="false"/>
      <style:paragraph-properties style:writing-mode="lr-tb"/>
    </style:style>
    <style:style style:name="pr7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8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7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outline1" style:list-style-name="L2">
      <style:graphic-properties draw:auto-grow-height="true" fo:min-height="1.704cm" loext:decorative="false"/>
      <style:paragraph-properties style:writing-mode="lr-tb"/>
    </style:style>
    <style:style style:name="pr8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4" style:family="presentation" style:parent-style-name="master_5f_slides-outline1" style:list-style-name="L2">
      <style:graphic-properties draw:auto-grow-height="true" fo:min-height="9.204cm" loext:decorative="false"/>
      <style:paragraph-properties style:writing-mode="lr-tb"/>
    </style:style>
    <style:style style:name="pr8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7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9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9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2" style:family="presentation" style:parent-style-name="master_5f_slides-outline1" style:list-style-name="L2">
      <style:graphic-properties draw:auto-grow-height="true" fo:min-height="1.204cm" loext:decorative="false"/>
      <style:paragraph-properties style:writing-mode="lr-tb"/>
    </style:style>
    <style:style style:name="pr9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4" style:family="presentation" style:parent-style-name="master_5f_slides-outline1" style:list-style-name="L2">
      <style:graphic-properties draw:auto-grow-height="true" fo:min-height="8.204cm" loext:decorative="false"/>
      <style:paragraph-properties style:writing-mode="lr-tb"/>
    </style:style>
    <style:style style:name="pr9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6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7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loext:graphic-properties draw:fill="none"/>
      <style:text-properties style:use-window-font-color="true" loext:opacity="0%" fo:font-size="18pt"/>
    </style:style>
    <style:style style:name="P33" style:family="paragraph">
      <style:text-properties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/>
      <style:paragraph-properties fo:text-align="justify"/>
    </style:style>
    <style:style style:name="P35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/>
      <style:text-properties style:font-name="Courier New" fo:font-size="17pt" fo:font-weight="bold" style:font-size-asian="17pt" style:font-weight-asian="bold" style:font-size-complex="17pt" style:font-weight-complex="bold"/>
    </style:style>
    <style:style style:name="P38" style:family="paragraph">
      <style:paragraph-properties fo:margin-left="0cm" fo:margin-right="0cm" fo:margin-top="0cm" fo:margin-bottom="0.5cm" fo:line-height="100%" fo:text-align="justify" fo:text-indent="0cm"/>
    </style:style>
    <style:style style:name="P3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0" style:family="paragraph">
      <loext:graphic-properties draw:fill="none"/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47" style:family="paragraph"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50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1" style:family="paragraph">
      <style:text-properties fo:font-size="18pt" style:font-size-asian="18pt" style:font-size-complex="18pt"/>
    </style:style>
    <style:style style:name="P52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3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4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none"/>
      <style:text-properties fo:font-size="16pt" style:font-size-asian="16pt" style:font-size-complex="16pt"/>
    </style:style>
    <style:style style:name="P56" style:family="paragraph">
      <loext:graphic-properties draw:fill="none"/>
      <style:text-properties style:font-name="Courier New" fo:font-size="18pt"/>
    </style:style>
    <style:style style:name="P57" style:family="paragraph">
      <loext:graphic-properties draw:fill="none"/>
      <style:text-properties style:use-window-font-color="true" loext:opacity="0%" style:font-name="Courier New" fo:font-size="18pt"/>
    </style:style>
    <style:style style:name="P58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59" style:family="paragraph">
      <style:paragraph-properties fo:margin-left="0cm" fo:margin-right="0cm" fo:margin-top="0cm" fo:margin-bottom="0cm" fo:line-height="100%" fo:text-align="justify" fo:text-indent="0cm"/>
    </style:style>
    <style:style style:name="P60" style:family="paragraph">
      <style:paragraph-properties fo:text-align="center"/>
      <style:text-properties fo:font-size="18pt"/>
    </style:style>
    <style:style style:name="P61" style:family="paragraph">
      <style:paragraph-properties fo:text-align="justify"/>
      <style:text-properties fo:font-size="18pt"/>
    </style:style>
    <style:style style:name="P62" style:family="paragraph">
      <style:paragraph-properties fo:text-align="center" style:writing-mode="lr-tb"/>
      <style:text-properties fo:font-size="18pt"/>
    </style:style>
    <style:style style:name="P63" style:family="paragraph">
      <style:paragraph-properties fo:margin-top="0.42cm" fo:margin-bottom="0.35cm"/>
      <style:text-properties fo:font-size="10pt" style:font-size-asian="10pt" style:font-size-complex="10pt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65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7" style:family="paragraph">
      <style:paragraph-properties fo:text-align="start"/>
      <style:text-properties fo:font-size="18pt" style:font-size-asian="18pt" style:font-size-complex="18pt"/>
    </style:style>
    <style:style style:name="P68" style:family="paragraph">
      <style:paragraph-properties fo:text-align="center"/>
      <style:text-properties fo:font-size="18pt" style:font-size-asian="18pt" style:font-size-complex="18pt"/>
    </style:style>
    <style:style style:name="P69" style:family="paragraph">
      <style:paragraph-properties fo:text-align="start" style:writing-mode="lr-tb"/>
      <style:text-properties fo:font-size="18pt" style:font-size-asian="18pt" style:font-size-complex="18pt"/>
    </style:style>
    <style:style style:name="P7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1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2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" fo:font-size="18pt" style:font-size-asian="18pt" style:font-size-complex="18pt"/>
    </style:style>
    <style:style style:name="P73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style:font-name="Courier New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" fo:font-size="18pt"/>
    </style:style>
    <style:style style:name="T36" style:family="text">
      <style:text-properties style:use-window-font-color="true" loext:opacity="0%" style:font-name="Courier New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8pt" style:font-style-asian="normal" style:font-weight-asian="bold" style:font-name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1pt" style:font-style-asian="normal" style:font-weight-asian="bold" style:font-name-complex="Menlo-Regular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" fo:font-size="13pt" fo:font-style="italic" fo:text-shadow="none" style:text-underline-style="none" fo:font-weight="normal" style:letter-kerning="true" style:font-name-asian="Menlo-Regular" style:font-size-asian="13pt" style:font-style-asian="italic" style:font-weight-asian="normal" style:font-name-complex="Menlo-Regular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Menlo-Regular" style:font-size-asian="12pt" style:font-style-asian="italic" style:font-weight-asian="normal" style:font-name-complex="Menlo-Regular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Menlo-Regular" style:font-size-asian="18pt" style:font-style-asian="italic" style:font-weight-asian="normal" style:font-name-complex="Menlo-Regular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" fo:font-size="27pt" style:font-size-asian="27pt" style:font-size-complex="27pt"/>
    </style:style>
    <style:style style:name="T55" style:family="text">
      <style:text-properties style:font-name="Courier New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" fo:font-size="18pt" fo:font-weight="normal" style:font-weight-asian="normal" style:font-weight-complex="normal"/>
    </style:style>
    <style:style style:name="T61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T63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7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New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font-name="Courier New" fo:font-size="18pt" fo:font-weight="bold" style:font-weight-asian="bold" style:font-weight-complex="bold"/>
    </style:style>
    <style:style style:name="T70" style:family="text">
      <style:text-properties style:use-window-font-color="true" loext:opacity="0%" style:font-name="Courier New" fo:font-size="18pt" fo:font-weight="normal" style:font-weight-asian="normal" style:font-weight-complex="normal"/>
    </style:style>
    <style:style style:name="T71" style:family="text">
      <style:text-properties style:use-window-font-color="true" loext:opacity="0%" style:font-name="Courier New" fo:font-size="18pt"/>
    </style:style>
    <style:style style:name="T72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Courier New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use-window-font-color="true" loext:opacity="0%" style:font-name="Courier New"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8pt" fo:font-style="normal" style:font-size-asian="18pt" style:font-style-asian="normal" style:font-size-complex="18pt" style:font-style-complex="normal"/>
    </style:style>
    <style:style style:name="T76" style:family="text">
      <style:text-properties style:font-name="Courier New" fo:font-size="18pt" fo:font-style="italic" style:font-style-asian="italic" style:font-style-complex="italic"/>
    </style:style>
    <style:style style:name="T77" style:family="text">
      <style:text-properties style:font-name="Courier New" fo:font-size="18pt" fo:font-style="italic" style:font-size-asian="18pt" style:font-style-asian="italic" style:font-size-complex="18pt" style:font-style-complex="italic"/>
    </style:style>
    <style:style style:name="T78" style:family="text">
      <style:text-properties style:use-window-font-color="true" loext:opacity="0%" style:font-name="Courier New" fo:font-size="18pt" fo:font-style="italic" style:font-style-asian="italic" style:font-style-complex="italic"/>
    </style:style>
    <style:style style:name="T79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Courier New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loext:opacity="0%" style:font-name="Courier New" fo:font-size="14pt" style:letter-kerning="true" style:font-size-asian="14pt" style:font-size-complex="14pt"/>
    </style:style>
    <style:style style:name="T82" style:family="text">
      <style:text-properties style:use-window-font-color="true" loext:opacity="0%" style:font-name="Courier New" fo:font-size="13pt" fo:font-style="italic" style:letter-kerning="true" style:font-size-asian="13pt" style:font-style-asian="italic" style:font-size-complex="13pt" style:font-style-complex="italic"/>
    </style:style>
    <style:style style:name="T83" style:family="text">
      <style:text-properties style:use-window-font-color="true" loext:opacity="0%" style:font-name="Arial" fo:font-size="18pt" fo:font-weight="normal" style:letter-kerning="true" style:font-size-asian="18pt" style:font-weight-asian="normal" style:font-size-complex="18pt" style:font-weight-complex="normal"/>
    </style:style>
    <style:style style:name="T84" style:family="text">
      <style:text-properties style:use-window-font-color="true" loext:opacity="0%" style:font-name="Arial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style:use-window-font-color="true" loext:opacity="0%" style:font-name="Courier New" fo:font-size="11pt" fo:font-style="italic" style:letter-kerning="true" style:font-size-asian="11pt" style:font-style-asian="italic" style:font-size-complex="11pt" style:font-style-complex="italic"/>
    </style:style>
    <style:style style:name="T86" style:family="text">
      <style:text-properties style:use-window-font-color="true" loext:opacity="0%" style:font-name="Courier New" fo:font-size="11pt" style:letter-kerning="true" style:font-size-asian="11pt" style:font-size-complex="11pt"/>
    </style:style>
    <style:style style:name="T87" style:family="text">
      <style:text-properties style:use-window-font-color="true" loext:opacity="0%" style:font-name="Courier 10 Pitch" fo:font-size="18pt" style:letter-kerning="true" style:font-size-asian="18pt" style:font-size-complex="18pt"/>
    </style:style>
    <style:style style:name="T88" style:family="text">
      <style:text-properties style:use-window-font-color="true" loext:opacity="0%" style:font-name="Courier New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89" style:family="text">
      <style:text-properties fo:font-size="23pt" fo:font-weight="normal" style:font-size-asian="23pt" style:font-weight-asian="normal" style:font-size-complex="23pt" style:font-weight-complex="normal"/>
    </style:style>
    <style:style style:name="T90" style:family="text">
      <style:text-properties style:font-name="Courier 10 Pitch" fo:font-size="14pt" fo:font-weight="normal" style:font-size-asian="14pt" style:font-weight-asian="normal" style:font-size-complex="14pt" style:font-weight-complex="normal"/>
    </style:style>
    <style:style style:name="T91" style:family="text">
      <style:text-properties style:font-name="Courier 10 Pitch" fo:font-size="22pt" fo:font-weight="normal" style:font-size-asian="22pt" style:font-weight-asian="normal" style:font-size-complex="22pt" style:font-weight-complex="normal"/>
    </style:style>
    <style:style style:name="T92" style:family="text">
      <style:text-properties style:font-name="Courier New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</text:span><text:span text:style-name="T1">Nativo no </text:span><text:span text:style-name="T1">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</text:span><text:span text:style-name="T4">identificar documentos em linguagem natural que casem (combinem) com uma consulta </text:span><text:span text:style-name="T4">e opcionalmente ordená-los por relevância.</text:span></text:p>
            <text:p text:style-name="P5"><text:span text:style-name="T4">O uso mais comum de busca é encontrar todos documentos que contém termos de uma </text:span><text:span text:style-name="T4">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</text:span><text:span text:style-name="T5">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</text:span><text:span text:style-name="T5">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</text:span><text:span text:style-name="T5">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</text:span><text:span text:style-name="T5">ou uma mensagem de e-mail.</text:span></text:p>
            <text:p text:style-name="P9"><text:span text:style-name="T5">Para buscas no PostgreSQL, um documento é normalmente um campo de texto em uma </text:span><text:span text:style-name="T5">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3.149cm" svg:x="0.611cm" svg:y="4.5cm">
          <draw:text-box>
            <text:p><text:span text:style-name="T6">Foi criado exclusivamente para esta </text:span><text:span text:style-name="T6">apresentação e possui apenas uma </text:span><text:span text:style-name="T6">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</text:span><text:span text:style-name="T8">textos (artigos), 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 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</text:span><text:span text:style-name="T12">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3"/></text:span><text:span text:style-name="T15"><text:s text:c="30"/></text:span></text:p>
            <text:p text:style-name="P16"><text:span text:style-name="T15">------------</text:span><text:span text:style-name="T15">+----------------------------------------------------</text:span><text:span text:style-name="T15">--------------------</text:span></text:p>
            <text:p text:style-name="P16"><text:span text:style-name="T15"><text:s/></text:span><text:span text:style-name="T15">Laranjeira | A laranja é o fruto produzido pela </text:span><text:span text:style-name="T15">laranjeira (Citrus × 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</text:span><text:span text:style-name="T5">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</text:span><text:span text:style-name="T14">pelo gato branco e pelo '</text:span></text:p>
            <text:p><text:span text:style-name="T14"><text:s text:c="4"/></text:span><text:span text:style-name="T14">||'cachorro de pêlos </text:span><text:span text:style-name="T14">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3"/></text:span><text:span text:style-name="T17"><text:s text:c="46"/></text:span></text:p>
            <text:p><text:span text:style-name="T17">------------------------------------------------------------</text:span><text:span text:style-name="T17">-----------------------------------------------</text:span></text:p>
            <text:p><text:span text:style-name="T17"><text:s/></text:span><text:span text:style-name="T17">'O' 'branco' 'cachorro' 'de' 'e' 'foi' 'gata' 'gato' </text:span><text:span text:style-name="T17">'lisos' 'pego' 'pela' 'pelo' 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.923cm" svg:x="1.301cm" svg:y="4.3cm" presentation:class="outline" presentation:user-transformed="true">
          <draw:text-box>
            <text:p text:style-name="P9"><text:span text:style-name="T5">Lexema é a palavra ou parte da palavra que serve de base ao sentido por ela. </text:span></text:p>
            <text:p text:style-name="P9"><text:span text:style-name="T5">Similar ao conceito de </text:span><text:span text:style-name="T3">radical</text:span><text:span text:style-name="T5"> em </text:span><text:span text:style-name="T3">gramática</text:span><text:span text:style-name="T5">.</text:span></text:p>
          </draw:text-box>
        </draw:frame>
        <draw:frame draw:style-name="gr10" draw:text-style-name="P17" draw:layer="layout" svg:width="16.9cm" svg:height="3.494cm" svg:x="0.6cm" svg:y="7.894cm">
          <draw:text-box>
            <text:p><text:span text:style-name="T14">SELECT to_tsvector('Portuguese', </text:span><text:span text:style-name="T14">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</text:span><text:span text:style-name="T14">to_tsvector('pg_catalog.portuguese', </text:span><text:span text:style-name="T14">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0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</text:span><text:span text:style-name="T5">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</text:span><text:span text:style-name="T5">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</text:span><text:span text:style-name="T5">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</text:span><text:span text:style-name="T14">pelo gato branco e pelo '</text:span></text:p>
            <text:p><text:span text:style-name="T14"><text:s text:c="4"/></text:span><text:span text:style-name="T14">||'cachorro de pêlos </text:span><text:span text:style-name="T14">lisos'::tsvector;</text:span></text:p>
            <text:p><text:span text:style-name="T14"/></text:p>
            <text:p text:style-name="P16"><text:span text:style-name="T17"><text:s text:c="49"/></text:span><text:span text:style-name="T17">?column? <text:s text:c="3"/></text:span><text:span text:style-name="T17"><text:s text:c="46"/></text:span></text:p>
            <text:p text:style-name="P16"><text:span text:style-name="T17">------------------------------------------------------------</text:span><text:span text:style-name="T17">-----------------------------------------------</text:span></text:p>
            <text:p text:style-name="P16"><text:span text:style-name="T17"><text:s/></text:span><text:span text:style-name="T17">'O' 'branco' 'cachorro' 'de' 'e' 'foi' 'gata' 'gato' </text:span><text:span text:style-name="T17">'lisos' 'pego' 'pela' 'pelo' 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</text:span><text:span text:style-name="T13">preta, pelo gato branco e </text:span><text:span text:style-name="T14">'</text:span></text:p>
            <text:p><text:span text:style-name="T13"><text:s text:c="8"/></text:span><text:span text:style-name="T13">||</text:span><text:span text:style-name="T14">'pelo cachorro de pêlos </text:span><text:span text:style-name="T14">liso');</text:span></text:p>
            <text:p><text:span text:style-name="T14"/></text:p>
            <text:p text:style-name="P16"><text:span text:style-name="T17"><text:s text:c="33"/></text:span><text:span text:style-name="T17">to_tsvector <text:s text:c="16"/></text:span><text:span text:style-name="T17"><text:s text:c="17"/></text:span></text:p>
            <text:p text:style-name="P16"><text:span text:style-name="T17">------------------------------------------------------------</text:span><text:span text:style-name="T17">------------------</text:span></text:p>
            <text:p text:style-name="P16"><text:span text:style-name="T17"><text:s/></text:span><text:span text:style-name="T17">'branc':10 'cachorr':13 'gat':6,9 'lis':16 'peg':4 'pret':7 </text:span><text:span text:style-name="T17">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</text:span><text:span text:style-name="T16">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3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A 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</text:span><text:span text:style-name="T28">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</text:span><text:span text:style-name="T28">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</text:span><text:span text:style-name="T28">configuração padrão, que será é utilizada por funções de buscas textuais se o padrão </text:span><text:span text:style-name="T28">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</text:span><text:span text:style-name="T18">configurations</text:span></text:p>
            <text:p text:style-name="P16"><text:span text:style-name="T18"><text:s text:c="3"/></text:span><text:span text:style-name="T18">Schema <text:s text:c="2"/>| <text:s text:c="3"/>Name <text:s text:c="3"/>| <text:s text:c="13"/></text:span><text:span text:style-name="T18">Description <text:s text:c="13"/></text:span></text:p>
            <text:p text:style-name="P16"><text:span text:style-name="T18">------------+------------</text:span><text:span text:style-name="T18">+---------------------------------------</text:span></text:p>
            <text:p text:style-name="P16"><text:span text:style-name="T18"><text:s/></text:span><text:span text:style-name="T18">pg_catalog | arabic <text:s text:c="4"/>| configuration for </text:span><text:span text:style-name="T18">arabic language</text:span></text:p>
            <text:p text:style-name="P16"><text:span text:style-name="T18"><text:s/></text:span><text:span text:style-name="T18">pg_catalog | armenian <text:s text:c="2"/>| configuration for </text:span><text:span text:style-name="T18">armenian language</text:span></text:p>
            <text:p text:style-name="P16"><text:span text:style-name="T18"><text:s/></text:span><text:span text:style-name="T18">pg_catalog | basque <text:s text:c="4"/>| configuration for </text:span><text:span text:style-name="T18">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</text:span><text:span text:style-name="T27">o que controla como FTS irá funcionar no </text:span><text:span text:style-name="T27">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</text:span><text:span text:style-name="T14">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</text:span><text:span text:style-name="T14">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1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uma sessão individual </text:span><text:span text:style-name="T5">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</text:span><text:span text:style-name="T5">definidas estão disponíveis, e é possível criar uma </text:span><text:span text:style-name="T5">customizada facilmente.</text:span></text:p>
            <text:p text:style-name="P5"><text:span text:style-name="T5"/></text:p>
            <text:p text:style-name="P5"><text:span text:style-name="T5">Para facilitar o gerenciamento de objetos de busca </text:span><text:span text:style-name="T5">textual, um conjunto de comandos SQL está </text:span><text:span text:style-name="T5">disponível e e há vários comandos do </text:span><text:span text:style-name="T21">psql</text:span><text:span text:style-name="T5"> que </text:span><text:span text:style-name="T5">exibem informações sobre objetos de busca </text:span><text:span text:style-name="T5">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</text:span><text:span text:style-name="T11">partir da configuração 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</text:span><text:span text:style-name="T14">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</text:span><text:span text:style-name="T11">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--</text:span><text:span text:style-name="T14">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29" draw:text-style-name="P32" draw:layer="layout" svg:width="19.7cm" svg:height="0.972cm" svg:x="0.8cm" svg:y="4.628cm">
          <draw:text-box>
            <text:p><text:span text:style-name="T36"># aptitude install myspell-pt-br </text:span><text:span text:style-name="T36">hunspell-pt-br</text:span></text:p>
          </draw:text-box>
        </draw:frame>
        <draw:frame presentation:style-name="pr15" draw:text-style-name="P33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</text:span><text:span text:style-name="T5">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</text:span><text:span text:style-name="T38">/usr/share/hunspell/pt_BR.aff</text:span></text:p>
            <text:p><text:span text:style-name="T38">hunspell-pt-br: </text:span><text:span text:style-name="T38">/usr/share/hunspell/pt_BR.dic</text:span></text:p>
          </draw:text-box>
        </draw:frame>
        <draw:frame draw:style-name="gr7" draw:text-style-name="P34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</text:span><text:span text:style-name="T23">necessários para o português brasileiro:</text:span></text:p>
          </draw:text-box>
        </draw:frame>
        <draw:frame presentation:style-name="pr16" draw:text-style-name="P35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7" draw:layer="layout" svg:width="26.516cm" svg:height="4.239cm" svg:x="0.484cm" svg:y="15cm">
          <draw:text-box>
            <text:p text:style-name="P36"><text:span text:style-name="T39"># cp /usr/share/hunspell/pt_BR.dic </text:span><text:span text:style-name="T39">$SHAREDIR/tsearch_data/pt_br.dict</text:span></text:p>
            <text:p text:style-name="P36"><text:span text:style-name="T39"/></text:p>
            <text:p text:style-name="P36"><text:span text:style-name="T39"># sed 's/FLAG UTF-8/FLAG default/g' \</text:span></text:p>
            <text:p text:style-name="P36"><text:span text:style-name="T39"><text:s text:c="4"/></text:span><text:span text:style-name="T39">/usr/share/hunspell/pt_BR.aff &gt; </text:span><text:span text:style-name="T39">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seus próprios </text:span><text:span text:style-name="T11">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</text:span><text:span text:style-name="T14">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</text:span><text:span text:style-name="T11">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</text:span><text:span text:style-name="T14">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5"/></text:span><text:span text:style-name="T17"><text:s text:c="42"/></text:span></text:p>
            <text:p text:style-name="P16"><text:span text:style-name="T17">------------------------------------------------------------</text:span><text:span text:style-name="T17">-------------------------------------------</text:span></text:p>
            <text:p text:style-name="P16"><text:span text:style-name="T17"><text:s/></text:span><text:span text:style-name="T17">(asciiword,"Word, all </text:span><text:span text:style-name="T17">ASCII",postgresql,"{dic_pg,dic_portuguese_ispell,portuguese_</text:span><text:span text:style-name="T17">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</text:span><text:span text:style-name="T14">('public.tsc_pg','pgsql');</text:span></text:p>
            <text:p><text:span text:style-name="T14"/></text:p>
            <text:p text:style-name="P16"><text:span text:style-name="T17"><text:s text:c="45"/></text:span><text:span text:style-name="T17">ts_debug <text:s text:c="7"/></text:span><text:span text:style-name="T17"><text:s text:c="37"/></text:span></text:p>
            <text:p text:style-name="P16"><text:span text:style-name="T17">------------------------------------------------------------</text:span><text:span text:style-name="T17">--------------------------------------</text:span></text:p>
            <text:p text:style-name="P16"><text:span text:style-name="T17"><text:s/></text:span><text:span text:style-name="T17">(asciiword,"Word, all </text:span><text:span text:style-name="T17">ASCII",pgsql,"{dic_pg,dic_portuguese_ispell,portuguese_stem}</text:span><text:span text:style-name="T17">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</text:span><text:span text:style-name="T14">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6"/></text:span><text:span text:style-name="T17"><text:s text:c="40"/></text:span></text:p>
            <text:p text:style-name="P16"><text:span text:style-name="T17">------------------------------------------------------------</text:span><text:span text:style-name="T17">-----------------------------------------</text:span></text:p>
            <text:p text:style-name="P16"><text:span text:style-name="T17"><text:s/></text:span><text:span text:style-name="T17">(asciiword,"Word, all </text:span><text:span text:style-name="T17">ASCII",postgres,"{dic_pg,dic_portuguese_ispell,portuguese_st</text:span><text:span text:style-name="T17">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</text:span><text:span text:style-name="T11">configuração, que foi criada no 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</text:span><text:span text:style-name="T14">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39" draw:text-style-name="P39" draw:layer="layout" svg:width="26.5cm" svg:height="5.806cm" svg:x="0.5cm" svg:y="3.827cm">
          <draw:text-box>
            <text:list text:style-name="L1">
              <text:list-item>
                <text:p text:style-name="P38"><text:span text:style-name="T4">Vetor de lexemas e posições;</text:span></text:p>
              </text:list-item>
              <text:list-item>
                <text:p text:style-name="P38"><text:span text:style-name="T4">Representa um documento em uma forma </text:span><text:span text:style-name="T4">otimizada para buscas de texto;</text:span></text:p>
              </text:list-item>
              <text:list-item>
                <text:p text:style-name="P38"><text:span text:style-name="T4">Seu valor é uma lista ordenada de lexemas </text:span><text:span text:style-name="T4">distintos;</text:span></text:p>
              </text:list-item>
              <text:list-item>
                <text:p text:style-name="P38"><text:span text:style-name="T4">Ordena, elimina duplicações automaticamente;</text:span></text:p>
              </text:list-item>
              <text:list-item>
                <text:p text:style-name="P38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</text:span><text:span text:style-name="T13">corrida facilmente, </text:span><text:span text:style-name="T14">'</text:span></text:p>
            <text:p><text:span text:style-name="T14"><text:s text:c="4"/></text:span><text:span text:style-name="T14">||'ultrapassando o último carro a </text:span><text:span text:style-name="T14">15 min do final'::tsvector;</text:span></text:p>
          </draw:text-box>
        </draw:frame>
        <draw:frame draw:style-name="gr41" draw:text-style-name="P40" draw:layer="layout" svg:width="27cm" svg:height="1.706cm" svg:x="0.5cm" svg:y="14.5cm">
          <draw:text-box>
            <text:p><text:span text:style-name="T42"><text:s text:c="59"/></text:span><text:span text:style-name="T42">?column? <text:s text:c="3"/></text:span><text:span text:style-name="T42"><text:s text:c="55"/></text:span></text:p>
            <text:p><text:span text:style-name="T42">----------------------------------------------------------------------</text:span><text:span text:style-name="T42">--------------------------------------------------------</text:span></text:p>
            <text:p><text:span text:style-name="T42"><text:s/></text:span><text:span text:style-name="T42">'15' 'O' 'a' 'carro' 'correu' 'correu,' 'corrida' 'do' 'e' </text:span><text:span text:style-name="T42">'facilmente,' 'final' 'min' 'o' 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2" draw:text-style-name="P39" draw:layer="layout" svg:width="26.5cm" svg:height="0.962cm" svg:x="0.5cm" svg:y="3.827cm">
          <draw:text-box>
            <text:p text:style-name="P38"><text:span text:style-name="T27">Opcionalmente, posições (em números inteiros) </text:span><text:span text:style-name="T27">podem ser anexadas aos lexemas:</text:span></text:p>
          </draw:text-box>
        </draw:frame>
        <draw:frame draw:style-name="gr43" draw:text-style-name="P43" draw:layer="layout" svg:width="26.4cm" svg:height="4.679cm" svg:x="0.6cm" svg:y="5.089cm">
          <draw:text-box>
            <text:p text:style-name="P41"><text:span text:style-name="T43">SELECT</text:span></text:p>
            <text:p text:style-name="P42"><text:span text:style-name="T43"><text:s text:c="4"/></text:span><text:span text:style-name="T43">'o:1 carro:2 verde:3 correu:4 </text:span><text:span text:style-name="T43">mais:5 do:6 que:7 o:8 carro:9'</text:span></text:p>
            <text:p text:style-name="P42"><text:span text:style-name="T43"><text:s text:c="4"/></text:span><text:span text:style-name="T43">||</text:span><text:span text:style-name="T44">'</text:span><text:span text:style-name="T43">vermelho:10'::tsvector;</text:span></text:p>
            <text:p text:style-name="P42"><text:span text:style-name="T43"/></text:p>
            <text:p text:style-name="P42"><text:span text:style-name="T45"><text:s text:c="36"/></text:span><text:span text:style-name="T45">?column? <text:s text:c="9"/></text:span><text:span text:style-name="T45"><text:s text:c="26"/></text:span></text:p>
            <text:p text:style-name="P42"><text:span text:style-name="T45">-----------------------------------------------------</text:span><text:span text:style-name="T45">---------------------------</text:span></text:p>
            <text:p text:style-name="P42"><text:span text:style-name="T45"><text:s/></text:span><text:span text:style-name="T45">'carro':2,9 'correu':4 'do':6 'mais':5 'o':1,8 </text:span><text:span text:style-name="T45">'que':7 'verde':3 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</text:span><text:span text:style-name="T27">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5" draw:text-style-name="P39" draw:layer="layout" svg:width="26.5cm" svg:height="2.44cm" svg:x="0.5cm" svg:y="3.827cm">
          <draw:text-box>
            <text:p text:style-name="P38"><text:span text:style-name="T27">A função </text:span><text:span text:style-name="T31">to_tsvector</text:span><text:span text:style-name="T27"> converte um documento </text:span><text:span text:style-name="T27">para </text:span><text:span text:style-name="T46">tokens</text:span><text:span text:style-name="T27">, reduz esses tokens para lexemas e </text:span><text:span text:style-name="T27">retorna um tsvector que lista os lexemas junto com </text:span><text:span text:style-name="T27">suas posições no documento sem </text:span><text:span text:style-name="T46">stop words</text:span><text:span text:style-name="T47">.</text:span></text:p>
          </draw:text-box>
        </draw:frame>
        <draw:frame draw:style-name="gr46" draw:text-style-name="P43" draw:layer="layout" svg:width="26.4cm" svg:height="6.005cm" svg:x="0.6cm" svg:y="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vector(</text:span></text:p>
            <text:p text:style-name="P41"><text:span text:style-name="T43"><text:s text:c="8"/></text:span><text:span text:style-name="T43">'pg_catalog.portuguese',</text:span></text:p>
            <text:p text:style-name="P44"><text:span text:style-name="T43"><text:s text:c="8"/></text:span><text:span text:style-name="T43">'O carro correu, correu e </text:span><text:span text:style-name="T43">venceu a corrida facilmente, '</text:span></text:p>
            <text:p text:style-name="P42"><text:span text:style-name="T43"><text:s text:c="8"/></text:span><text:span text:style-name="T43">||'ultrapassando o último </text:span><text:span text:style-name="T43">carro a 15 min do final');</text:span></text:p>
            <text:p text:style-name="P42"><text:span text:style-name="T43"/></text:p>
            <text:p text:style-name="P42"><text:span text:style-name="T48"><text:s text:c="44"/></text:span><text:span text:style-name="T48">to_tsvector <text:s text:c="2"/></text:span><text:span text:style-name="T48"><text:s text:c="41"/></text:span></text:p>
            <text:p text:style-name="P42"><text:span text:style-name="T48">---------------------------------------------------------</text:span><text:span text:style-name="T48">------------------------------------------</text:span></text:p>
            <text:p text:style-name="P42"><text:span text:style-name="T48"><text:s/></text:span><text:span text:style-name="T48">'15':15 'carr':2,13 'corr':3,4,8 'facil':9 'final':18 </text:span><text:span text:style-name="T48">'min':16 'ultrapass':10 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7" draw:text-style-name="P39" draw:layer="layout" svg:width="26.5cm" svg:height="1.785cm" svg:x="0.5cm" svg:y="3.827cm">
          <draw:text-box>
            <text:p text:style-name="P38"><text:span text:style-name="T5">Não confundir a função </text:span><text:span text:style-name="T20">to_tsvector</text:span><text:span text:style-name="T5"> com um </text:span><text:span text:style-name="T5">valor de uma </text:span><text:span text:style-name="T16">string</text:span><text:span text:style-name="T23"> convertido 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5" draw:layer="layout" svg:width="26.4cm" svg:height="3.125cm" svg:x="0.6cm" svg:y="7cm">
          <draw:text-box>
            <text:p text:style-name="P41"><text:span text:style-name="T43">SELECT 'rato gato pato'::tsvector;</text:span></text:p>
            <text:p text:style-name="P41"><text:span text:style-name="T43"/></text:p>
            <text:p text:style-name="P42"><text:span text:style-name="T48"><text:s text:c="7"/></text:span><text:span text:style-name="T48">tsvector <text:s text:c="6"/></text:span></text:p>
            <text:p text:style-name="P42"><text:span text:style-name="T48">----------------------</text:span></text:p>
            <text:p text:style-name="P42"><text:span text:style-name="T48"><text:s/></text:span><text:span text:style-name="T48">'gato' 'pato' 'rato'</text:span></text:p>
          </draw:text-box>
        </draw:frame>
        <draw:frame draw:style-name="gr36" draw:text-style-name="P46" draw:layer="layout" svg:width="26.4cm" svg:height="3.026cm" svg:x="0.5cm" svg:y="11.1cm">
          <draw:text-box>
            <text:p text:style-name="P41"><text:span text:style-name="T43">SELECT to_tsvector('Portuguese', 'rato </text:span><text:span text:style-name="T43">gato pato');</text:span></text:p>
            <text:p text:style-name="P41"><text:span text:style-name="T43"/></text:p>
            <text:p text:style-name="P42"><text:span text:style-name="T49"><text:s text:c="7"/></text:span><text:span text:style-name="T49">to_tsvector <text:s text:c="6"/></text:span></text:p>
            <text:p text:style-name="P42"><text:span text:style-name="T49">-------------------------</text:span></text:p>
            <text:p text:style-name="P42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49" draw:text-style-name="P39" draw:layer="layout" svg:width="26.5cm" svg:height="7.073cm" svg:x="0.5cm" svg:y="3.827cm">
          <draw:text-box>
            <text:list text:style-name="L1">
              <text:list-item>
                <text:p text:style-name="P38"><text:span text:style-name="T50">Consulta de busca textual;</text:span></text:p>
              </text:list-item>
              <text:list-item>
                <text:p text:style-name="P38"><text:span text:style-name="T50">Representa um texto de consulta;</text:span></text:p>
              </text:list-item>
              <text:list-item>
                <text:p text:style-name="P38"><text:span text:style-name="T50">Armazena lexemas que serão base de busca;</text:span></text:p>
              </text:list-item>
              <text:list-item>
                <text:p text:style-name="P38"><text:span text:style-name="T50">Combinação de lexemas utilizando operadores </text:span><text:span text:style-name="T50">booleanos:</text:span></text:p>
                <text:p text:style-name="P38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8"><text:span text:style-name="T50">Parênteses podem ser usados para reforçar um </text:span><text:span text:style-name="T50">grupamento de 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8" draw:text-style-name="P46" draw:layer="layout" svg:width="12.289cm" svg:height="3.851cm" svg:x="1.5cm" svg:y="4.5cm">
          <draw:text-box>
            <text:p text:style-name="P41"><text:span text:style-name="T43">SELECT 'gato &amp; rato'::tsquery;</text:span></text:p>
            <text:p text:style-name="P41"><text:span text:style-name="T43"/></text:p>
            <text:p text:style-name="P42"><text:span text:style-name="T51"><text:s text:c="5"/></text:span><text:span text:style-name="T51">tsquery <text:s text:c="4"/></text:span></text:p>
            <text:p text:style-name="P42"><text:span text:style-name="T51">-----------------</text:span></text:p>
            <text:p text:style-name="P42"><text:span text:style-name="T51"><text:s/></text:span><text:span text:style-name="T51">'gato' &amp; 'rato'</text:span></text:p>
          </draw:text-box>
        </draw:frame>
        <draw:frame draw:style-name="gr38" draw:text-style-name="P45" draw:layer="layout" svg:width="14.999cm" svg:height="3.851cm" svg:x="1.501cm" svg:y="9.501cm">
          <draw:text-box>
            <text:p text:style-name="P41"><text:span text:style-name="T43">SELECT 'pato &amp; (gato|rato)'::tsquery;</text:span></text:p>
            <text:p text:style-name="P41"><text:span text:style-name="T43"/></text:p>
            <text:p text:style-name="P42"><text:span text:style-name="T51"><text:s text:c="11"/></text:span><text:span text:style-name="T51">tsquery <text:s text:c="11"/></text:span></text:p>
            <text:p text:style-name="P42"><text:span text:style-name="T51">------------------------------</text:span></text:p>
            <text:p text:style-name="P42"><text:span text:style-name="T51"><text:s/></text:span><text:span text:style-name="T51">'pato' &amp; ( 'gato' | 'rato' )</text:span></text:p>
          </draw:text-box>
        </draw:frame>
        <draw:frame draw:style-name="gr38" draw:text-style-name="P46" draw:layer="layout" svg:width="12.289cm" svg:height="3.851cm" svg:x="1.502cm" svg:y="15.002cm">
          <draw:text-box>
            <text:p text:style-name="P42"><text:span text:style-name="T43">SELECT '! 1'::tsquery;</text:span></text:p>
            <text:p text:style-name="P42"><text:span text:style-name="T43"/></text:p>
            <text:p text:style-name="P42"><text:span text:style-name="T51"><text:s/></text:span><text:span text:style-name="T51">tsquery </text:span></text:p>
            <text:p text:style-name="P42"><text:span text:style-name="T51">---------</text:span></text:p>
            <text:p text:style-name="P42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6" draw:text-style-name="P45" draw:layer="layout" svg:width="25.499cm" svg:height="3.026cm" svg:x="1.501cm" svg:y="10.3cm">
          <draw:text-box>
            <text:p text:style-name="P41"><text:span text:style-name="T43">SELECT </text:span><text:span text:style-name="T43">to_tsquery('pg_catalog.portuguese', '!</text:span><text:span text:style-name="T43">(correr &amp; vencer)');</text:span></text:p>
            <text:p text:style-name="P41"><text:span text:style-name="T43"/></text:p>
            <text:p text:style-name="P42"><text:span text:style-name="T49"><text:s text:c="6"/></text:span><text:span text:style-name="T49">to_tsquery <text:s text:c="5"/></text:span></text:p>
            <text:p text:style-name="P42"><text:span text:style-name="T49">----------------------</text:span></text:p>
            <text:p text:style-name="P42"><text:span text:style-name="T49"><text:s/></text:span><text:span text:style-name="T49">!( 'corr' &amp; 'venc' )</text:span></text:p>
          </draw:text-box>
        </draw:frame>
        <draw:frame draw:style-name="gr36" draw:text-style-name="P45" draw:layer="layout" svg:width="24.998cm" svg:height="3.026cm" svg:x="1.502cm" svg:y="14.902cm">
          <draw:text-box>
            <text:p text:style-name="P41"><text:span text:style-name="T43">SELECT </text:span><text:span text:style-name="T43">to_tsquery('pg_catalog.english', '!</text:span><text:span text:style-name="T43">(running &amp; winning)');</text:span></text:p>
            <text:p text:style-name="P41"><text:span text:style-name="T43"/></text:p>
            <text:p text:style-name="P42"><text:span text:style-name="T49"><text:s text:c="5"/></text:span><text:span text:style-name="T49">to_tsquery <text:s text:c="4"/></text:span></text:p>
            <text:p text:style-name="P42"><text:span text:style-name="T49">--------------------</text:span></text:p>
            <text:p text:style-name="P42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4.879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</text:span><text:span text:style-name="T27">configuração especificada ou por omissão.</text:span></text:p>
            <text:p><text:span text:style-name="T27"/></text:p>
            <text:p><text:span text:style-name="T27">Similar à função </text:span><text:span text:style-name="T31">to_tsvector</text:span><text:span text:style-name="T27">, em </text:span><text:span text:style-name="T31">to_tsquery</text:span><text:span text:style-name="T27">, </text:span><text:span text:style-name="T27">podemos determinar o idioma e normalizar os </text:span><text:span text:style-name="T27">termos passados para seus radicai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1" draw:text-style-name="P45" draw:layer="layout" svg:width="25.499cm" svg:height="6.011cm" svg:x="1.501cm" svg:y="11cm">
          <draw:text-box>
            <text:p text:style-name="P41"><text:span text:style-name="T43">SELECT</text:span></text:p>
            <text:p text:style-name="P41"><text:span text:style-name="T43"><text:s text:c="4"/></text:span><text:span text:style-name="T43">plainto_tsquery(</text:span></text:p>
            <text:p text:style-name="P41"><text:span text:style-name="T43"><text:s text:c="8"/></text:span><text:span text:style-name="T43">'english',</text:span></text:p>
            <text:p text:style-name="P41"><text:span text:style-name="T43"><text:s text:c="8"/></text:span><text:span text:style-name="T43">'The Fat Rats are sleeping </text:span><text:span text:style-name="T43">with the cats');</text:span></text:p>
            <text:p text:style-name="P41"><text:span text:style-name="T43"/></text:p>
            <text:p text:style-name="P42"><text:span text:style-name="T51"><text:s text:c="9"/></text:span><text:span text:style-name="T51">plainto_tsquery <text:s text:c="8"/></text:span></text:p>
            <text:p text:style-name="P42"><text:span text:style-name="T51">---------------------------------</text:span></text:p>
            <text:p text:style-name="P42"><text:span text:style-name="T51"><text:s/></text:span><text:span text:style-name="T51">'fat' &amp; 'rat' &amp; 'sleep' &amp; 'cat'</text:span></text:p>
          </draw:text-box>
        </draw:frame>
        <draw:frame draw:style-name="gr51" draw:text-style-name="P48" draw:layer="layout" svg:width="27.175cm" svg:height="3cm" svg:x="0.325cm" svg:y="5cm">
          <draw:text-box>
            <text:p text:style-name="P47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47"><text:span text:style-name="T27">O text_ é analisado e normalizado como se fosse </text:span><text:span text:style-name="T27">um </text:span><text:span text:style-name="T31">tsvector</text:span><text:span text:style-name="T27"> e então o operador booleano </text:span><text:span text:style-name="T52">&amp; </text:span><text:span text:style-name="T52">(AND)</text:span><text:span text:style-name="T27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</text:span><text:span text:style-name="T12">ou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Operações possívei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</text:span><text:span text:style-name="T56">equivalente a to_tsvector(x) @@ </text:span><text:span text:style-name="T56">y</text:span></text:p>
              </text:list-item>
              <text:list-item>
                <text:p><text:span text:style-name="T55">text @@ text</text:span><text:span text:style-name="T56"> → <text:s/>equivalente </text:span><text:span text:style-name="T56">a </text:span><text:span text:style-name="T55">to_tsvector(x) @@ </text:span><text:span text:style-name="T55">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</text:span><text:span text:style-name="T12">ou @@@</text:span></text:p>
          </draw:text-box>
        </draw:frame>
        <draw:frame draw:style-name="gr53" draw:text-style-name="P49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</text:span><text:span text:style-name="T50">vice-versa)</text:span></text:p>
          </draw:text-box>
        </draw:frame>
        <draw:frame draw:style-name="gr54" draw:text-style-name="P46" draw:layer="layout" svg:width="25.499cm" svg:height="4.718cm" svg:x="1.002cm" svg:y="4.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!(gato &amp; </text:span><text:span text:style-name="T43">rato)') @@</text:span></text:p>
            <text:p text:style-name="P41"><text:span text:style-name="T43"><text:s text:c="4"/></text:span><text:span text:style-name="T43">to_tsvector('portuguese', 'O gato </text:span><text:span text:style-name="T43">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draw:frame draw:style-name="gr54" draw:text-style-name="P46" draw:layer="layout" svg:width="25.499cm" svg:height="4.718cm" svg:x="1.002cm" svg:y="9.9cm">
          <draw:text-box>
            <text:p text:style-name="P41"><text:span text:style-name="T43">SELECT</text:span></text:p>
            <text:p text:style-name="P41"><text:span text:style-name="T43"><text:tab/></text:span><text:span text:style-name="T43">to_tsquery('portuguese', '(gato &amp; </text:span><text:span text:style-name="T43">rato)')</text:span></text:p>
            <text:p text:style-name="P41"><text:span text:style-name="T43"><text:tab/></text:span><text:span text:style-name="T43">@@ to_tsvector('portuguese', 'O </text:span><text:span text:style-name="T43">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4.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&amp; </text:span><text:span text:style-name="T43">navio)') @@</text:span></text:p>
            <text:p text:style-name="P41"><text:span text:style-name="T43"><text:s text:c="4"/></text:span><text:span text:style-name="T43">to_tsvector('portuguese', 'O gato </text:span><text:span text:style-name="T43">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</text:span><text:span text:style-name="T12">ou @@@</text:span></text:p>
          </draw:text-box>
        </draw:frame>
        <draw:frame draw:style-name="gr54" draw:text-style-name="P46" draw:layer="layout" svg:width="25.499cm" svg:height="4.718cm" svg:x="1.002cm" svg:y="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| </text:span><text:span text:style-name="T43">navio)') @@</text:span></text:p>
            <text:p text:style-name="P41"><text:span text:style-name="T43"><text:s text:c="4"/></text:span><text:span text:style-name="T43">to_tsvector('portuguese', 'O gato </text:span><text:span text:style-name="T43">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0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gato | </text:span><text:span text:style-name="T43">rato') @@</text:span></text:p>
            <text:p text:style-name="P41"><text:span text:style-name="T43"><text:s text:c="4"/></text:span><text:span text:style-name="T43">to_tsvector('portuguese', 'rata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</text:span><text:span text:style-name="T12">tsquery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</text:span><text:span text:style-name="T14">| rato')</text:span></text:p>
            <text:p><text:span text:style-name="T14"><text:s text:c="4"/></text:span><text:span text:style-name="T14">@@ to_tsvector('portuguese', </text:span><text:span text:style-name="T14">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</text:span><text:span text:style-name="T14">| rato')</text:span></text:p>
            <text:p><text:span text:style-name="T14"><text:s text:c="4"/></text:span><text:span text:style-name="T14">@@ to_tsvector('portuguese', </text:span><text:span text:style-name="T14">'pat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office:forms form:automatic-focus="false" form:apply-design-mode="false"/>
        <draw:frame presentation:style-name="pr1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</text:span><text:span text:style-name="T14">rato | cão')</text:span></text:p>
            <text:p><text:span text:style-name="T14"><text:s text:c="4"/></text:span><text:span text:style-name="T14">@&gt; to_tsquery('portuguese', 'cão &amp; </text:span><text:span text:style-name="T14">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</text:span><text:span text:style-name="T14">roda')</text:span></text:p>
            <text:p><text:span text:style-name="T14"><text:s text:c="4"/></text:span><text:span text:style-name="T14">@&gt; to_tsquery('portuguese', 'navio </text:span><text:span text:style-name="T14">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office:forms form:automatic-focus="false" form:apply-design-mode="false"/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</text:span><text:span text:style-name="T14">carro')</text:span></text:p>
            <text:p><text:span text:style-name="T14"><text:s text:c="4"/></text:span><text:span text:style-name="T14">&lt;@ to_tsquery('portuguese', 'moto </text:span><text:span text:style-name="T14">| carro | 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</text:span><text:span text:style-name="T14">carro | ônibus')</text:span></text:p>
            <text:p><text:span text:style-name="T14"><text:s text:c="4"/></text:span><text:span text:style-name="T14">&lt;@ to_tsquery('portuguese', 'moto </text:span><text:span text:style-name="T14">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office:forms form:automatic-focus="false" form:apply-design-mode="false"/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</text:span><text:span text:style-name="T11">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</text:span><text:span text:style-name="T11">a concatenação convertida combinasse com a </text:span><text:span text:style-name="T11">conversão da string “fruta” para texto de consulta </text:span><text:span text:style-name="T11">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office:forms form:automatic-focus="false" form:apply-design-mode="false"/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</text:span><text:span text:style-name="T41">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operadores “</text:span><text:span text:style-name="T35">|</text:span><text:span text:style-name="T11">” </text:span><text:span text:style-name="T11">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office:forms form:automatic-focus="false" form:apply-design-mode="false"/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</text:span><text:span text:style-name="T11">que tenha as palavras (normalizadas) “</text:span><text:span text:style-name="T35">presença</text:span><text:span text:style-name="T11">” </text:span><text:span text:style-name="T11">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office:forms form:automatic-focus="false" form:apply-design-mode="false"/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</text:span><text:span text:style-name="T14">'presença 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61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plano </text:span><text:span text:style-name="T11">passado para o formato </text:span><text:span text:style-name="T34">tsquery</text:span><text:span text:style-name="T11">:</text:span></text:p>
          </draw:text-box>
        </draw:frame>
        <draw:frame draw:style-name="gr62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</text:span><text:span text:style-name="T4">a conversão utilizando a 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</text:span><text:span text:style-name="T28">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office:forms form:automatic-focus="false" form:apply-design-mode="false"/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4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</text:span><text:span text:style-name="T50">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</text:span><text:span text:style-name="T50">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3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</text:span><text:span text:style-name="T14">plainto_tsquery('portuguese', 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6 ms</text:span></text:p>
            <text:p text:style-name="P16"><text:span text:style-name="T60"><text:s/></text:span><text:span text:style-name="T60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office:forms form:automatic-focus="false" form:apply-design-mode="false"/>
        <draw:frame presentation:style-name="pr2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6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tsvector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</text:span><text:span text:style-name="T14">tags))</text:span></text:p>
            <text:p><text:span text:style-name="T14"><text:s text:c="8"/></text:span><text:span text:style-name="T14">STORED;</text:span></text:p>
          </draw:text-box>
        </draw:frame>
        <draw:frame presentation:style-name="pr27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</text:span><text:span text:style-name="T50">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office:forms form:automatic-focus="false" form:apply-design-mode="false"/>
        <draw:frame presentation:style-name="pr2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6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3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4 ms</text:span></text:p>
            <text:p text:style-name="P16"><text:span text:style-name="T60"><text:s/></text:span><text:span text:style-name="T60">Execution Time: 0.216 ms</text:span></text:p>
          </draw:text-box>
        </draw:frame>
        <draw:frame presentation:style-name="pr26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office:forms form:automatic-focus="false" form:apply-design-mode="false"/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4" draw:text-style-name="P11" draw:layer="layout" svg:width="26.338cm" svg:height="6.851cm" svg:x="0.662cm" svg:y="3.5cm">
          <draw:text-box>
            <text:p><text:span text:style-name="T50">Há dois tipos de índices que podem ser usados </text:span><text:span text:style-name="T50">para acelerar buscas 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</text:span><text:span text:style-name="T50">desempenho de buscas textuais;</text:span></text:p>
            <text:p><text:span text:style-name="T50"/></text:p>
            <text:p><text:span text:style-name="T50">Esses tipos de índices são aplicados a colunas dos </text:span><text:span text:style-name="T50">tipos tsvector ou tsquery;</text:span></text:p>
            <text:p><text:span text:style-name="T50"/></text:p>
            <text:p><text:span text:style-name="T50">Há diferenças significantes entre os dois tipos de </text:span><text:span text:style-name="T50">índices, então é importante entender suas </text:span><text:span text:style-name="T50">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office:forms form:automatic-focus="false" form:apply-design-mode="false"/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5" draw:text-style-name="P48" draw:layer="layout" svg:width="26.338cm" svg:height="8.433cm" svg:x="0.662cm" svg:y="3.5cm">
          <draw:text-box>
            <text:p text:style-name="P28"><text:span text:style-name="T20">CREATE INDEX nome_indice ON </text:span><text:span text:style-name="T20">nome_tabela USING gist(nome_coluna);</text:span></text:p>
            <text:p text:style-name="P38"><text:span text:style-name="T61"/></text:p>
            <text:p text:style-name="P38"><text:span text:style-name="T50">Cria um índice GiST (</text:span><text:span text:style-name="T29">Generalized Search Tree</text:span><text:span text:style-name="T50"> - </text:span><text:span text:style-name="T50">Árvore de Busca Generalizada)</text:span></text:p>
            <text:p text:style-name="P38"><text:span text:style-name="T50"/></text:p>
            <text:p text:style-name="P38"><text:span text:style-name="T20">CREATE INDEX nome_indice ON </text:span><text:span text:style-name="T20">nome_tabela USING gin(nome_coluna);</text:span></text:p>
            <text:p text:style-name="P38"><text:span text:style-name="T50"/></text:p>
            <text:p text:style-name="P38"><text:span text:style-name="T50">Cria um índice GIN (</text:span><text:span text:style-name="T29">Generalized Inverted Index</text:span><text:span text:style-name="T50"> - </text:span><text:span text:style-name="T50">Índice Invertido 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office:forms form:automatic-focus="false" form:apply-design-mode="false"/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6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</text:span><text:span text:style-name="T50">índice pode produzir falsos positivos e é </text:span><text:span text:style-name="T50">necessário checar a linha atual da tabela para </text:span><text:span text:style-name="T50">eliminar tais falsos positivos (O PostgreSQL faz </text:span><text:span text:style-name="T50">isso automaticamente quando 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</text:span><text:span text:style-name="T50">é representado no índice por uma assinatura de </text:span><text:span text:style-name="T50">largura fixa.</text:span></text:p>
            <text:p text:style-name="P5"><text:span text:style-name="T50"/></text:p>
            <text:p text:style-name="P5"><text:span text:style-name="T50">Perdas fazem com que haja uma degradação de </text:span><text:span text:style-name="T50">performance devido a buscas desnecessárias nos </text:span><text:span text:style-name="T50">registros de uma tabela que se tornam falsos </text:span><text:span text:style-name="T50">positivos.</text:span></text:p>
            <text:p text:style-name="P5"><text:span text:style-name="T50"/></text:p>
            <text:p text:style-name="P38"><text:span text:style-name="T50">Como o acesso aleatório a registros da tabela é </text:span><text:span text:style-name="T50">lento, isso limita a utilidade de índices </text:span><text:span text:style-name="T20">GiST</text:span><text:span text:style-name="T50">. </text:span></text:p>
            <text:p text:style-name="P38"><text:span text:style-name="T50">A probabilidade de falsos positivos depende de </text:span><text:span text:style-name="T50">vários fatores, em particular o número de palavras </text:span><text:span text:style-name="T50">únicas, então o </text:span><text:span text:style-name="T62">uso de dicionários</text:span><text:span text:style-name="T50"> para reduzir </text:span><text:span text:style-name="T50">esse 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office:forms form:automatic-focus="false" form:apply-design-mode="false"/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7" draw:text-style-name="P50" draw:layer="layout" svg:width="27cm" svg:height="9.651cm" svg:x="0.5cm" svg:y="3.349cm">
          <draw:text-box>
            <text:p text:style-name="P38"><text:span text:style-name="T50">Um índice </text:span><text:span text:style-name="T20">GIN</text:span><text:span text:style-name="T50"> não tem perdas para consultas </text:span><text:span text:style-name="T50">padrão, mas sua performance depende </text:span><text:span text:style-name="T50">logaritmicamente do número de palavras únicas.</text:span></text:p>
            <text:p text:style-name="P38"><text:span text:style-name="T50">No entanto, índices </text:span><text:span text:style-name="T20">GIN</text:span><text:span text:style-name="T50"> armazenam apenas as </text:span><text:span text:style-name="T50">palavras (lexemas) de valores </text:span><text:span text:style-name="T29">tsvector</text:span><text:span text:style-name="T50">, e não o </text:span><text:span text:style-name="T50">peso de suas labels. </text:span></text:p>
            <text:p text:style-name="P38"><text:span text:style-name="T50">Assim uma rechecagem de uma linha de uma </text:span><text:span text:style-name="T50">tabela é necessária quando usa uma consulta que </text:span><text:span text:style-name="T50">envolve pesos.</text:span></text:p>
          </draw:text-box>
        </draw:frame>
        <draw:frame draw:style-name="gr7" draw:text-style-name="P11" draw:layer="layout" svg:width="5.62cm" svg:height="0.963cm" svg:x="0.88cm" svg:y="10.738cm">
          <draw:text-box>
            <text:p><text:span text:style-name="T11">Criação do índice:</text:span></text:p>
          </draw:text-box>
        </draw:frame>
        <draw:frame draw:style-name="gr23" draw:text-style-name="P17" draw:layer="layout" svg:width="25cm" svg:height="0.971cm" svg:x="1cm" svg:y="11.938cm">
          <draw:text-box>
            <text:p><text:span text:style-name="T14">CREATE INDEX idx_text_vector ON </text:span><text:span text:style-name="T14">tb_post USING GIN 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office:forms form:automatic-focus="false" form:apply-design-mode="false"/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4" draw:text-style-name="P51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</text:span><text:span text:style-name="T50">cerca de 10 (dez) vezes mais lento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office:forms form:automatic-focus="false" form:apply-design-mode="false"/>
        <draw:frame presentation:style-name="pr3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</text:span><text:span text:style-name="T12">Resumo</text:span></text:p>
          </draw:text-box>
        </draw:frame>
        <draw:frame presentation:style-name="pr36" draw:text-style-name="P52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</text:span><text:span text:style-name="T50">Especificamente, índices </text:span><text:span text:style-name="T20">GiST</text:span><text:span text:style-name="T50"> são muito bons para dados dinâmicos e rápidos se </text:span><text:span text:style-name="T50">palavras únicas (lexemas) forem abaixo de 100.000 (cem mil), enquanto os índices </text:span><text:span text:style-name="T20">GIN</text:span><text:span text:style-name="T50"> </text:span><text:span text:style-name="T50">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</text:span><text:span text:style-name="T28">melhorado aumentando o parâmetro </text:span><text:span text:style-name="T21">maintenance_work_mem</text:span><text:span text:style-name="T28">, porém isso não tem </text:span><text:span text:style-name="T28">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</text:span><text:span text:style-name="T28">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</text:span><text:span text:style-name="T28">pela distribuição de documentos sobre servidores e coletando resultados de buscas </text:span><text:span text:style-name="T28">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office:forms form:automatic-focus="false" form:apply-design-mode="false"/>
        <draw:frame presentation:style-name="pr3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</text:span><text:span text:style-name="T12">busca</text:span></text:p>
          </draw:text-box>
        </draw:frame>
        <draw:frame draw:style-name="gr68" draw:text-style-name="P31" draw:layer="layout" svg:width="26.494cm" svg:height="11.416cm" svg:x="0.506cm" svg:y="3.5cm">
          <draw:text-box>
            <text:p text:style-name="P5"><text:span text:style-name="T28">Classificar resultados é tentar medir o quanto um </text:span><text:span text:style-name="T28">documento é relevante para uma consulta em </text:span><text:span text:style-name="T28">particular, de modo que quando houver muitos </text:span><text:span text:style-name="T28">"casamentos" (</text:span><text:span text:style-name="T29">matches</text:span><text:span text:style-name="T28">), os mais relevantes são </text:span><text:span text:style-name="T28">exibidos primeiro.</text:span></text:p>
            <text:p text:style-name="P5"><text:span text:style-name="T28"/></text:p>
            <text:p text:style-name="P5"><text:span text:style-name="T28">Há duas funções pré definidas de classificação, </text:span><text:span text:style-name="T28">que leva em conta léxicos, proximidade e estrutura </text:span><text:span text:style-name="T28">da informação, que é, considerar o quão </text:span><text:span text:style-name="T28">frequentes os termos de uma consulta aparecem </text:span><text:span text:style-name="T28">em um documento, como estão próximos os </text:span><text:span text:style-name="T28">termos, o quão importante é a parte do documento </text:span><text:span text:style-name="T28">que ocorre.</text:span></text:p>
            <text:p text:style-name="P5"><text:span text:style-name="T28"/></text:p>
            <text:p text:style-name="P38"><text:span text:style-name="T28">Porém, o conceito de relevância é vago e varia </text:span><text:span text:style-name="T28">especificamente para uma aplicação. Aplicações </text:span><text:span text:style-name="T28">diferentes podem pedir informações adicionais </text:span><text:span text:style-name="T28">para classificação, e.g.; data de modificação do </text:span><text:span text:style-name="T28">documento. </text:span></text:p>
            <text:p text:style-name="P38"><text:span text:style-name="T28">As funções </text:span><text:span text:style-name="T29">bult-in</text:span><text:span text:style-name="T28"> de classificação são apenas </text:span><text:span text:style-name="T28">exemplos. Pode-se escrever funções próprias e / </text:span><text:span text:style-name="T28">ou combinar seus resultados com fatores </text:span><text:span text:style-name="T28">adicionais para adequar às suas necessidades </text:span><text:span text:style-name="T28">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office:forms form:automatic-focus="false" form:apply-design-mode="false"/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</text:span><text:span text:style-name="T12">busca</text:span></text:p>
          </draw:text-box>
        </draw:frame>
        <draw:frame presentation:style-name="pr39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3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3">ts_rank_cd</text:span></text:p>
                <text:p text:style-name="P9"><text:span text:style-name="T28">Computa a classificação para densidade de correlacionamento* (entre palavras) </text:span><text:span text:style-name="T28">para um dado vetor de documento ou consulta.</text:span></text:p>
                <text:p text:style-name="P9"><text:span text:style-name="T28">Esta função requer informação posicional em sua entrada, portanto não funcionará </text:span><text:span text:style-name="T28">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office:forms form:automatic-focus="false" form:apply-design-mode="false"/>
        <draw:frame presentation:style-name="pr4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</text:span><text:span text:style-name="T12">busca</text:span></text:p>
          </draw:text-box>
        </draw:frame>
        <draw:frame draw:style-name="gr69" draw:text-style-name="P31" draw:layer="layout" svg:width="25cm" svg:height="6.052cm" svg:x="1cm" svg:y="4cm">
          <draw:text-box>
            <text:p text:style-name="P5"><text:span text:style-name="T28">Para ambas funções, os argumentos de pesos </text:span><text:span text:style-name="T28">(</text:span><text:span text:style-name="T29">weights</text:span><text:span text:style-name="T28">) oferecem a habilidade de fazer com que </text:span><text:span text:style-name="T28">as buscas sejam feitas com pesos 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4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</text:span><text:span text:style-name="T28">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office:forms form:automatic-focus="false" form:apply-design-mode="false"/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</text:span><text:span text:style-name="T12">busca</text:span></text:p>
          </draw:text-box>
        </draw:frame>
        <draw:frame presentation:style-name="pr42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70" draw:text-style-name="P53" draw:layer="layout" svg:width="24.5cm" svg:height="11.099cm" svg:x="1.501cm" svg:y="6.401cm">
          <draw:text-box>
            <text:p><text:span text:style-name="T65">CREATE OR REPLACE FUNCTION </text:span><text:span text:style-name="T65">fc_setweight_tb_post(</text:span></text:p>
            <text:p><text:span text:style-name="T65"><text:s text:c="4"/></text:span><text:span text:style-name="T65">title text,</text:span></text:p>
            <text:p><text:span text:style-name="T65"><text:s text:c="4"/></text:span><text:span text:style-name="T65">text_ text,</text:span></text:p>
            <text:p><text:span text:style-name="T65"><text:s text:c="4"/></text:span><text:span text:style-name="T65">tags text</text:span></text:p>
            <text:p><text:span text:style-name="T65">)</text:span></text:p>
            <text:p><text:span text:style-name="T65">RETURNS tsvector</text:span></text:p>
            <text:p><text:span text:style-name="T65">IMMUTABLE AS</text:span></text:p>
            <text:p><text:span text:style-name="T65">$body$</text:span></text:p>
            <text:p><text:span text:style-name="T65">BEGIN</text:span></text:p>
            <text:p><text:span text:style-name="T65"/></text:p>
            <text:p><text:span text:style-name="T65">RETURN</text:span></text:p>
            <text:p><text:span text:style-name="T65"><text:s text:c="4"/></text:span><text:span text:style-name="T65">setweight(to_tsvector('portuguese', </text:span><text:span text:style-name="T65">coalesce(title,'')),'A') ||</text:span></text:p>
            <text:p><text:span text:style-name="T65"><text:s text:c="4"/></text:span><text:span text:style-name="T65">setweight(to_tsvector('portuguese', </text:span><text:span text:style-name="T65">coalesce(tags,'')),'B') ||</text:span></text:p>
            <text:p><text:span text:style-name="T65"><text:s text:c="4"/></text:span><text:span text:style-name="T65">setweight(to_tsvector('portuguese', </text:span><text:span text:style-name="T65">coalesce(text_,'')),'C');</text:span></text:p>
            <text:p><text:span text:style-name="T65"/></text:p>
            <text:p><text:span text:style-name="T65">END;</text:span></text:p>
            <text:p><text:span text:style-name="T65">$body$</text:span></text:p>
            <text:p><text:span text:style-name="T65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office:forms form:automatic-focus="false" form:apply-design-mode="false"/>
        <draw:frame presentation:style-name="pr4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</text:span><text:span text:style-name="T12">busca</text:span></text:p>
          </draw:text-box>
        </draw:frame>
        <draw:frame presentation:style-name="pr44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4" draw:layer="layout" svg:width="25.499cm" svg:height="8.171cm" svg:x="1.501cm" svg:y="6.401cm">
          <draw:text-box>
            <text:p><text:span text:style-name="T66">-- Dropping the column</text:span></text:p>
            <text:p><text:span text:style-name="T67">ALTER TABLE tb_post DROP COLUMN </text:span><text:span text:style-name="T67">text_vector;</text:span></text:p>
            <text:p><text:span text:style-name="T67"><text:s text:c="7"/></text:span></text:p>
            <text:p><text:span text:style-name="T67"><text:s text:c="8"/></text:span></text:p>
            <text:p><text:span text:style-name="T66">-- Recreating the column as auto </text:span><text:span text:style-name="T66">generated</text:span></text:p>
            <text:p><text:span text:style-name="T67">ALTER TABLE tb_post</text:span></text:p>
            <text:p><text:span text:style-name="T67"><text:s text:c="4"/></text:span><text:span text:style-name="T67">ADD COLUMN text_vector tsvector </text:span></text:p>
            <text:p><text:span text:style-name="T67"><text:s text:c="4"/></text:span><text:span text:style-name="T67">GENERATED ALWAYS AS (</text:span></text:p>
            <text:p><text:span text:style-name="T67"><text:s text:c="8"/></text:span><text:span text:style-name="T67">fc_setweight_tb_post(title, </text:span><text:span text:style-name="T67">text_, tags))</text:span></text:p>
            <text:p><text:span text:style-name="T67"><text:s text:c="8"/></text:span><text:span text:style-name="T67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office:forms form:automatic-focus="false" form:apply-design-mode="false"/>
        <draw:frame presentation:style-name="pr4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</text:span><text:span text:style-name="T12">busca</text:span></text:p>
          </draw:text-box>
        </draw:frame>
        <draw:frame presentation:style-name="pr46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1" draw:text-style-name="P55" draw:layer="layout" svg:width="26.999cm" svg:height="3.446cm" svg:x="0.501cm" svg:y="5.301cm">
          <draw:text-box>
            <text:p><text:span text:style-name="T68">INSERT INTO tb_post (title, text_, tags) </text:span><text:span text:style-name="T68">VALUES (</text:span></text:p>
            <text:p><text:span text:style-name="T68"><text:s text:c="4"/></text:span><text:span text:style-name="T68">'Cidade de São Paulo',</text:span></text:p>
            <text:p><text:span text:style-name="T68"><text:s text:c="4"/></text:span><text:span text:style-name="T68">'A cidade de São Paulo é a capital do </text:span><text:span text:style-name="T68">Estado de mesmo nome e também a'</text:span></text:p>
            <text:p><text:span text:style-name="T68"><text:s text:c="4"/></text:span><text:span text:style-name="T68">||'mais populosa do Brasil.',</text:span></text:p>
            <text:p><text:span text:style-name="T68"><text:s text:c="4"/></text:span><text:span text:style-name="T68">'metrópole SP caos trânsito </text:span><text:span text:style-name="T68">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office:forms form:automatic-focus="false" form:apply-design-mode="false"/>
        <draw:frame presentation:style-name="pr4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</text:span><text:span text:style-name="T12">busca</text:span></text:p>
          </draw:text-box>
        </draw:frame>
        <draw:frame presentation:style-name="pr46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69">SELECT</text:span></text:p>
            <text:p><text:span text:style-name="T69"><text:s text:c="4"/></text:span><text:span text:style-name="T69">text_vector</text:span></text:p>
            <text:p><text:span text:style-name="T69">FROM tb_post </text:span></text:p>
            <text:p><text:span text:style-name="T69">WHERE text_vector @@ </text:span><text:span text:style-name="T69">to_tsquery('portuguese', 'sp');</text:span></text:p>
            <text:p><text:span text:style-name="T69"/></text:p>
            <text:p><text:span text:style-name="T69"><text:s text:c="39"/></text:span><text:span text:style-name="T69"><text:s text:c="32"/></text:span><text:span text:style-name="T70"><text:s text:c="2"/></text:span><text:span text:style-name="T70">text_vector <text:s text:c="27"/></text:span><text:span text:style-name="T70"><text:s text:c="39"/></text:span><text:span text:style-name="T70"><text:s text:c="6"/></text:span></text:p>
            <text:p><text:span text:style-name="T70">--------------------------------------</text:span><text:span text:style-name="T70">--------------------------------------</text:span><text:span text:style-name="T70">--------------------------------------</text:span><text:span text:style-name="T70">--------------------------------------</text:span><text:span text:style-name="T70">-----</text:span></text:p>
            <text:p><text:span text:style-name="T70"><text:s/></text:span><text:span text:style-name="T70">'brasil':29C 'caos':7B 'capital':17C </text:span><text:span text:style-name="T70">'cidad':1A,11C 'estad':19C </text:span><text:span text:style-name="T70">'metrópol':5B 'nom':22C 'paul':4A,14C </text:span><text:span text:style-name="T70">'popul':27C 'sp':6B 'trânsit':8B </text:span><text:span text:style-name="T70">'violênc':9B 'é':15C</text:span></text:p>
            <text:p><text:span text:style-name="T7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office:forms form:automatic-focus="false" form:apply-design-mode="false"/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</text:span><text:span text:style-name="T12">busca textual</text:span></text:p>
          </draw:text-box>
        </draw:frame>
        <draw:frame presentation:style-name="pr49" draw:text-style-name="P6" draw:layer="layout" svg:width="26.5cm" svg:height="9.5cm" svg:x="1cm" svg:y="4cm" presentation:class="outline" presentation:user-transformed="true">
          <draw:text-box>
            <text:p text:style-name="P5"><text:span text:style-name="T72">Função ts_headline</text:span></text:p>
            <text:p text:style-name="P5"><text:span text:style-name="T28">Apresenta o(s) resultado (s) da busca, de modo a exibir a parte de cada documento </text:span><text:span text:style-name="T28">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</text:span><text:span text:style-name="T28">os termos de consulta marcados.</text:span></text:p>
            <text:p text:style-name="P5"><text:span text:style-name="T28"/></text:p>
            <text:p text:style-name="P5"><text:span text:style-name="T72">Sintaxe</text:span><text:span text:style-name="T28">:</text:span></text:p>
            <text:p text:style-name="P5"><text:span text:style-name="T73">ts_headline([ config regconfig, ] document text, query tsquery [, options text ]) returns </text:span><text:span text:style-name="T73">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office:forms form:automatic-focus="false" form:apply-design-mode="false"/>
        <draw:frame presentation:style-name="pr5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</text:span><text:span text:style-name="T12">busca textual</text:span></text:p>
          </draw:text-box>
        </draw:frame>
        <draw:frame draw:style-name="gr72" draw:text-style-name="P11" draw:layer="layout" svg:width="27cm" svg:height="9.827cm" svg:x="0.5cm" svg:y="4.5cm">
          <draw:text-box>
            <text:p><text:span text:style-name="T69">SELECT</text:span></text:p>
            <text:p><text:span text:style-name="T69"><text:s text:c="4"/></text:span><text:span text:style-name="T69">ts_headline(</text:span></text:p>
            <text:p><text:span text:style-name="T69"><text:s text:c="8"/></text:span><text:span text:style-name="T69">'portuguese',</text:span></text:p>
            <text:p><text:span text:style-name="T69"><text:s text:c="8"/></text:span><text:span text:style-name="T69">text_,</text:span></text:p>
            <text:p><text:span text:style-name="T69"><text:s text:c="8"/></text:span><text:span text:style-name="T69">to_tsquery('portuguese', </text:span><text:span text:style-name="T69">'fruta'),</text:span></text:p>
            <text:p><text:span text:style-name="T69"><text:s text:c="8"/></text:span><text:span text:style-name="T69">'StartSel = &lt;b&gt;, StopSel </text:span><text:span text:style-name="T69">=&lt;/b&gt;')</text:span></text:p>
            <text:p><text:span text:style-name="T69">FROM tb_post</text:span></text:p>
            <text:p><text:span text:style-name="T69">WHERE text_vector @@ </text:span><text:span text:style-name="T69">to_tsquery('portuguese', 'laranja');</text:span></text:p>
            <text:p><text:span text:style-name="T69"/></text:p>
            <text:p><text:span text:style-name="T74"><text:s text:c="55"/></text:span><text:span text:style-name="T74">ts_headline <text:s text:c="49"/></text:span><text:span text:style-name="T74"><text:s text:c="5"/></text:span></text:p>
            <text:p><text:span text:style-name="T74">------------------------------------------------------------</text:span><text:span text:style-name="T74">------------------------------------------------------------</text:span><text:span text:style-name="T74">-</text:span></text:p>
            <text:p><text:span text:style-name="T74"><text:s/></text:span><text:span text:style-name="T74">&lt;b&gt;fruto&lt;/b&gt; produzido pela laranjeira (Citrus × sinensis), </text:span><text:span text:style-name="T74">uma árvore da família Rutaceae. A laranja é um 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</text:span><text:span text:style-name="T11">palavras relativas ao termo pesquisado com </text:span><text:span text:style-name="T11">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office:forms form:automatic-focus="false" form:apply-design-mode="false"/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3" draw:text-style-name="P31" draw:layer="layout" svg:width="27cm" svg:height="12.528cm" svg:x="0.5cm" svg:y="3.715cm">
          <draw:text-box>
            <text:p text:style-name="P5"><text:span text:style-name="T4">Dicionários são usados para eliminar palavras que </text:span><text:span text:style-name="T4">não devem ser consideradas em uma busca </text:span><text:span text:style-name="T4">(palavras de parada / </text:span><text:span text:style-name="T59">stop words</text:span><text:span text:style-name="T4">) e normalizar </text:span><text:span text:style-name="T4">palavras em suas formas derivadas para uma base </text:span><text:span text:style-name="T4">(lexema).</text:span></text:p>
            <text:p text:style-name="P5"><text:span text:style-name="T4"/></text:p>
            <text:p text:style-name="P5"><text:span text:style-name="T4">Apesar de melhorar a qualidade de pesquisa, </text:span><text:span text:style-name="T4">normalização e remoção de </text:span><text:span text:style-name="T59">stop words</text:span><text:span text:style-name="T75">,</text:span><text:span text:style-name="T4"> reduzem o </text:span><text:span text:style-name="T4">tamanho da representação do </text:span><text:span text:style-name="T59">tsvector</text:span><text:span text:style-name="T75"> de</text:span><text:span text:style-name="T4"> um </text:span><text:span text:style-name="T4">documento, de forma a melhorar a performance.</text:span></text:p>
            <text:p text:style-name="P5"><text:span text:style-name="T4"/></text:p>
            <text:p text:style-name="P5"><text:span text:style-name="T4">Nem sempre normalização tem um propósito </text:span><text:span text:style-name="T4">linguístico e geralmente depende da semântica da </text:span><text:span text:style-name="T4">aplicação.</text:span></text:p>
            <text:p text:style-name="P5"><text:span text:style-name="T4"/></text:p>
            <text:p text:style-name="P38"><text:span text:style-name="T4">Um dicionário aceita um </text:span><text:span text:style-name="T59">token</text:span><text:span text:style-name="T4"> como entrada e </text:span><text:span text:style-name="T4">retorna:</text:span></text:p>
            <text:list text:style-name="L1">
              <text:list-item>
                <text:p text:style-name="P38"><text:span text:style-name="T4">Um vetor de lexemas se a entrada é conhecida </text:span><text:span text:style-name="T4">para o dicionário;</text:span></text:p>
              </text:list-item>
              <text:list-item>
                <text:p text:style-name="P38"><text:span text:style-name="T4">Um vetor vazio se o dicionário conhece o token, </text:span><text:span text:style-name="T4">mas ele é uma palavra de parada;</text:span></text:p>
              </text:list-item>
              <text:list-item>
                <text:p text:style-name="P38"><text:span text:style-name="T31">NULL</text:span><text:span text:style-name="T4"> se o dicionário não reconhece o token de </text:span><text:span text:style-name="T4">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office:forms form:automatic-focus="false" form:apply-design-mode="false"/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3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</text:span><text:span text:style-name="T4">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office:forms form:automatic-focus="false" form:apply-design-mode="false"/>
        <draw:frame presentation:style-name="pr5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3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</text:span><text:span text:style-name="T4">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</text:span><text:span text:style-name="T4">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</text:span><text:span text:style-name="T4">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office:forms form:automatic-focus="false" form:apply-design-mode="false"/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6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</text:span><text:span text:style-name="T4">com parâmetros customizados.</text:span></text:p>
            <text:p text:style-name="P9"><text:span text:style-name="T4">A regra geral para configurar uma lista de dicionários é alocar primeiramente o mais </text:span><text:span text:style-name="T4">restrito, mais específico, então os mais gerais depois, fechando com o dicionário mais </text:span><text:span text:style-name="T4">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office:forms form:automatic-focus="false" form:apply-design-mode="false"/>
        <draw:frame presentation:style-name="pr5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4" draw:text-style-name="P31" draw:layer="layout" svg:width="27cm" svg:height="3.806cm" svg:x="0.5cm" svg:y="3.5cm">
          <draw:text-box>
            <text:p text:style-name="P5"><text:span text:style-name="T11">Por exemplo, os dicionários Ispell primeiro </text:span><text:span text:style-name="T11">normalizam palavras e depois buscam na lista de </text:span><text:span text:style-name="T11">palavras de parada, enquanto stemmers Snowball </text:span><text:span text:style-name="T11">primeiro verificam a lista de palavras de parada.</text:span></text:p>
            <text:p text:style-name="P5"><text:span text:style-name="T11"/></text:p>
            <text:p text:style-name="P5"><text:span text:style-name="T11">A razão para o comportamento diferente é uma </text:span><text:span text:style-name="T11">tentativa para reduzir o 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</text:span><text:span text:style-name="T11">utlizamos o comando do 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5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office:forms form:automatic-focus="false" form:apply-design-mode="false"/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9" draw:text-style-name="P6" draw:layer="layout" svg:width="26cm" svg:height="9.021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</text:span><text:span text:style-name="T4">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</text:span><text:span text:style-name="T4">quando for usado pela primeira vez dentro da sessão.</text:span></text:p>
            <text:p text:style-name="P5"><text:span text:style-name="T4">Se o arquivo de configuração for modificado e quer forçar as sessões existentes a utilizar </text:span><text:span text:style-name="T4">seu novo conteúdo, faça:</text:span></text:p>
            <text:p text:style-name="P5"><text:span text:style-name="T31">ALTER TEXT SEARCH DICTIONARY dicionário ...</text:span></text:p>
            <text:p text:style-name="P5"><text:span text:style-name="T4">Uma solução "dummy" que não mude nenhum valor :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office:forms form:automatic-focus="false" form:apply-design-mode="false"/>
        <draw:frame presentation:style-name="pr6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1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</text:span><text:span text:style-name="T4">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</text:span><text:span text:style-name="T4">descarte do token.</text:span></text:p>
            <text:p text:style-name="P5"><text:span text:style-name="T4">Se o token não estiver nessa "lista negra", a forma em letras minúsculas é retornada </text:span><text:span text:style-name="T4">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</text:span><text:span text:style-name="T14">dic_simple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office:forms form:automatic-focus="false" form:apply-design-mode="false"/>
        <draw:frame presentation:style-name="pr6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6" draw:text-style-name="P11" draw:layer="layout" svg:width="24cm" svg:height="1.2cm" svg:x="1cm" svg:y="6.1cm">
          <draw:text-box>
            <text:p><text:span text:style-name="T11">Busca das palavras “foi” e “sim” no arquivo de </text:span><text:span text:style-name="T11">palavras de parada em português:</text:span></text:p>
          </draw:text-box>
        </draw:frame>
        <draw:frame draw:style-name="gr40" draw:text-style-name="P56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6"/></text:p>
            <text:p><text:span text:style-name="T77">foi</text:span></text:p>
          </draw:text-box>
        </draw:frame>
        <draw:frame draw:style-name="gr38" draw:text-style-name="P57" draw:layer="layout" svg:width="20.118cm" svg:height="3.851cm" svg:x="1.083cm" svg:y="11.2cm">
          <draw:text-box>
            <text:p><text:span text:style-name="T69">SELECT ts_lexize('public.dic_simple', </text:span><text:span text:style-name="T69">'foi');</text:span></text:p>
            <text:p><text:span text:style-name="T71"/></text:p>
            <text:p><text:span text:style-name="T78"><text:s/></text:span><text:span text:style-name="T78">ts_lexize </text:span></text:p>
            <text:p><text:span text:style-name="T78">-----------</text:span></text:p>
            <text:p><text:span text:style-name="T78"><text:s/></text:span><text:span text:style-name="T78">{}</text:span></text:p>
          </draw:text-box>
        </draw:frame>
        <draw:frame draw:style-name="gr38" draw:text-style-name="P57" draw:layer="layout" svg:width="20.118cm" svg:height="3.851cm" svg:x="1.083cm" svg:y="15.8cm">
          <draw:text-box>
            <text:p><text:span text:style-name="T69">SELECT ts_lexize('public.dic_simple', </text:span><text:span text:style-name="T69">'SiM');</text:span></text:p>
            <text:p><text:span text:style-name="T71"/></text:p>
            <text:p><text:span text:style-name="T78"><text:s text:c="2"/></text:span><text:span text:style-name="T78">ts_lexize </text:span></text:p>
            <text:p><text:span text:style-name="T78">-----------</text:span></text:p>
            <text:p><text:span text:style-name="T78"><text:s/></text:span><text:span text:style-name="T78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office:forms form:automatic-focus="false" form:apply-design-mode="false"/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7.543cm" svg:height="1cm" svg:x="0.957cm" svg:y="4cm">
          <draw:text-box>
            <text:p><text:span text:style-name="T11">A função ts_debug exibe o lexema da palavra </text:span><text:span text:style-name="T11">“Paris”:</text:span></text:p>
          </draw:text-box>
        </draw:frame>
        <draw:frame draw:style-name="gr48" draw:text-style-name="P56" draw:layer="layout" svg:width="23.201cm" svg:height="3.125cm" svg:x="1cm" svg:y="5.5cm">
          <draw:text-box>
            <text:p><text:span text:style-name="T14">SELECT * FROM ts_debug('portuguese', </text:span><text:span text:style-name="T14">'Paris');</text:span></text:p>
            <text:p><text:span text:style-name="T35"/></text:p>
            <text:p><text:span text:style-name="T79"><text:s text:c="3"/></text:span><text:span text:style-name="T79">alias <text:s text:c="2"/>| <text:s text:c="2"/>description <text:s text:c="2"/>| token | <text:s text:c="2"/>dictionaries <text:s text:c="3"/></text:span><text:span text:style-name="T79">| <text:s text:c="2"/>dictionary <text:s text:c="3"/>| lexemes </text:span></text:p>
            <text:p><text:span text:style-name="T79">-----------+-----------------+-------+-------------------</text:span><text:span text:style-name="T79">+-----------------+---------</text:span></text:p>
            <text:p><text:span text:style-name="T79"><text:s/></text:span><text:span text:style-name="T79">asciiword | Word, all ASCII | Paris | {portuguese_stem} </text:span><text:span text:style-name="T79">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</text:span><text:span text:style-name="T11">dicionário:</text:span></text:p>
          </draw:text-box>
        </draw:frame>
        <draw:frame draw:style-name="gr23" draw:text-style-name="P56" draw:layer="layout" svg:width="23.201cm" svg:height="0.971cm" svg:x="1cm" svg:y="11.701cm">
          <draw:text-box>
            <text:p><text:span text:style-name="T14"># echo 'Paris paris' &gt; </text:span><text:span text:style-name="T14">$SHAREDIR/tsearch_data/syn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office:forms form:automatic-focus="false" form:apply-design-mode="false"/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8" draw:text-style-name="P17" draw:layer="layout" svg:width="17.999cm" svg:height="3.299cm" svg:x="1.001cm" svg:y="4.701cm">
          <draw:text-box>
            <text:p><text:span text:style-name="T14">CREATE TEXT SEARCH DICTIONARY dic_syn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yn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</text:span><text:span text:style-name="T11">busca textual em 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</text:span><text:span text:style-name="T14">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yn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office:forms form:automatic-focus="false" form:apply-design-mode="false"/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6" draw:text-style-name="P58" draw:layer="layout" svg:width="26.5cm" svg:height="1.5cm" svg:x="1cm" svg:y="3.5cm" presentation:class="outline" presentation:user-transformed="true">
          <draw:text-box>
            <text:p text:style-name="P5"><text:span text:style-name="T75">Novamente com a função </text:span><text:span text:style-name="T80">ts_debug</text:span><text:span text:style-name="T75">, mas agora o teste já conta com o dicionário de </text:span><text:span text:style-name="T75">sinônimos criado:</text:span></text:p>
          </draw:text-box>
        </draw:frame>
        <draw:frame draw:style-name="gr79" draw:text-style-name="P11" draw:layer="layout" svg:width="27.194cm" svg:height="3.079cm" svg:x="0.606cm" svg:y="5.421cm">
          <draw:text-box>
            <text:p><text:span text:style-name="T36">SELECT * FROM ts_debug('portuguese', </text:span><text:span text:style-name="T36">'Paris');</text:span></text:p>
            <text:p><text:span text:style-name="T81"/></text:p>
            <text:p><text:span text:style-name="T82"><text:s text:c="3"/></text:span><text:span text:style-name="T82">alias <text:s text:c="2"/>| <text:s text:c="2"/>description <text:s text:c="2"/>| token | <text:s text:c="9"/></text:span><text:span text:style-name="T82">dictionaries <text:s text:c="10"/>| <text:s/>dictionary <text:s text:c="2"/>| lexemes </text:span></text:p>
            <text:p><text:span text:style-name="T82">-----------+-----------------+-------</text:span><text:span text:style-name="T82">+---------------------------------+---------------</text:span><text:span text:style-name="T82">+---------</text:span></text:p>
            <text:p><text:span text:style-name="T82"><text:s/></text:span><text:span text:style-name="T82">asciiword | Word, all ASCII | Paris | </text:span><text:span text:style-name="T82">{dic_sinonimos,portuguese_stem} | dic_sinonimos | </text:span><text:span text:style-name="T82">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office:forms form:automatic-focus="false" form:apply-design-mode="false"/>
        <draw:frame presentation:style-name="pr6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8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5">Um dicionário </text:span><text:span text:style-name="T59">thesaurus</text:span><text:span text:style-name="T75"> (às vezes abreviado como TZ) é uma coleção de palavras que </text:span><text:span text:style-name="T75">incluem informação sobre a relação entre palavras e frases, por exemplo: termos mais </text:span><text:span text:style-name="T75">amplos (</text:span><text:span text:style-name="T59">broader terms</text:span><text:span text:style-name="T75">: BT), termos mais restritos (</text:span><text:span text:style-name="T59">narrower terms</text:span><text:span text:style-name="T75">: NT), termos </text:span><text:span text:style-name="T75">preferidos, termos não preferidos, termos relacionados, etc.</text:span></text:p>
            <text:p text:style-name="P5"><text:span text:style-name="T75">Basicamente substitui todos termos não preferidos por um termo preferido e </text:span><text:span text:style-name="T75">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office:forms form:automatic-focus="false" form:apply-design-mode="false"/>
        <draw:frame presentation:style-name="pr6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0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5">Na implementação atual do PostgreSQL do dicionário </text:span><text:span text:style-name="T59">thesaurus</text:span><text:span text:style-name="T75"> é uma extensão do </text:span><text:span text:style-name="T75">dicionário de sinônimos com suporte a frase adicionado.</text:span></text:p>
            <text:p text:style-name="P5"><text:span text:style-name="T75"/></text:p>
            <text:p text:style-name="P5"><text:span text:style-name="T75">Esse tipo de dicionário requer um arquivo de configuração no seguinte formato:</text:span></text:p>
            <text:p text:style-name="P5"><text:span text:style-name="T75"/></text:p>
            <text:p text:style-name="P59"><text:span text:style-name="T80"># comentário</text:span></text:p>
            <text:p text:style-name="P59"><text:span text:style-name="T80">palavra(s) de exemplo : palavra(s) indexada(s)</text:span></text:p>
            <text:p text:style-name="P59"><text:span text:style-name="T80">mais palavra(s) de exemplo : mais palavra(s) indexada(s)</text:span></text:p>
            <text:p text:style-name="P59"><text:span text:style-name="T80">…</text:span></text:p>
            <text:p text:style-name="P59"><text:span text:style-name="T80"/></text:p>
            <text:p text:style-name="P59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office:forms form:automatic-focus="false" form:apply-design-mode="false"/>
        <draw:frame presentation:style-name="pr7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2" draw:text-style-name="P6" draw:layer="layout" svg:width="25.199cm" svg:height="7.245cm" svg:x="1.001cm" svg:y="3.296cm" presentation:class="outline" presentation:user-transformed="true">
          <draw:text-box>
            <text:p text:style-name="P5"><text:span text:style-name="T75">Um dicionário </text:span><text:span text:style-name="T59">thesaurus</text:span><text:span text:style-name="T75"> usa um subdicionário (que é especificado na configuração de </text:span><text:span text:style-name="T75">dicionário) para normalizar o texto de entrada antes de checar por frases que combinem.</text:span></text:p>
            <text:p text:style-name="P5"><text:span text:style-name="T75">É possível selecionar apenas um subdicionário.</text:span></text:p>
            <text:p text:style-name="P5"><text:span text:style-name="T75">Um erro é reportado se o subdicionário falha para reconhecer uma palavra. Nesse caso, </text:span><text:span text:style-name="T75">deve-se remover o uso da palavra ou ensinar o dicionário sobre ela.</text:span></text:p>
            <text:p text:style-name="P5"><text:span text:style-name="T75">Pode-se colocar um "</text:span><text:span text:style-name="T80">*</text:span><text:span text:style-name="T75">" no começo de uma palavra indexada para pular a aplicação do </text:span><text:span text:style-name="T75">subdicionário para ela, mas todas palavras de exemplo devem ser conhecidas para o </text:span><text:span text:style-name="T75">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office:forms form:automatic-focus="false" form:apply-design-mode="false"/>
        <draw:frame presentation:style-name="pr7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4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5">O dicionário </text:span><text:span text:style-name="T59">thesaurus</text:span><text:span text:style-name="T75"> escolhe a combinação mais longa se há múltiplas frases </text:span><text:span text:style-name="T75">combinando com a entrada, e os laços são quebrados usando a última definição.</text:span></text:p>
            <text:p text:style-name="P5"><text:span text:style-name="T59">Stop words</text:span><text:span text:style-name="T75"> específicas reconhecidas pelo subdicionário devem ser precedidas com “</text:span><text:span text:style-name="T80">?</text:span><text:span text:style-name="T75">”.</text:span></text:p>
          </draw:text-box>
        </draw:frame>
        <draw:custom-shape draw:style-name="gr80" draw:text-style-name="P62" draw:layer="layout" svg:width="23cm" svg:height="4.5cm" svg:x="1.801cm" svg:y="11.401cm">
          <text:p text:style-name="P60"><text:span text:style-name="T9">** Atenção **</text:span></text:p>
          <text:p text:style-name="P60"><text:span text:style-name="T11"/></text:p>
          <text:p text:style-name="P61"><text:span text:style-name="T11">Dicionários do tipo </text:span><text:span text:style-name="T34">thesaurus</text:span><text:span text:style-name="T11"> são </text:span><text:span text:style-name="T11">usados durante </text:span><text:span text:style-name="T11">indexação, então </text:span><text:span text:style-name="T11">qualquer mudança </text:span><text:span text:style-name="T11">em seus parâmetros </text:span><text:span text:style-name="T11">requer reindexação, </text:span><text:span text:style-name="T11">diferentemente de </text:span><text:span text:style-name="T11">outros tipos de </text:span><text:span text:style-name="T11">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office:forms form:automatic-focus="false" form:apply-design-mode="false"/>
        <draw:frame presentation:style-name="pr7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6" draw:text-style-name="P8" draw:layer="layout" svg:width="27cm" svg:height="0.712cm" svg:x="0.5cm" svg:y="3.3cm" presentation:class="outline" presentation:user-transformed="true">
          <draw:text-box>
            <text:p text:style-name="P5"><text:span text:style-name="T3">Configuração Thesaurus</text:span></text:p>
          </draw:text-box>
        </draw:frame>
        <draw:frame draw:style-name="gr81" draw:text-style-name="P64" draw:layer="layout" svg:width="26.5cm" svg:height="3.953cm" svg:x="0.5cm" svg:y="4.8cm">
          <draw:text-box>
            <text:p text:style-name="P16"><text:span text:style-name="T83">Para definir um novo dicionário </text:span><text:span text:style-name="T84">thesaurus</text:span><text:span text:style-name="T83">, use o </text:span><text:span text:style-name="T83">modelo (</text:span><text:span text:style-name="T84">template</text:span><text:span text:style-name="T83">) </text:span><text:span text:style-name="T84">thesaurus</text:span><text:span text:style-name="T83">, por exemplo:</text:span></text:p>
            <text:p text:style-name="P16"><text:span text:style-name="T83"/></text:p>
            <text:p text:style-name="P63"><text:span text:style-name="T36"># cp </text:span><text:span text:style-name="T36">$SHAREDIR/tsearch_data/thesaurus_sampl</text:span><text:span text:style-name="T36">e.ths \</text:span></text:p>
            <text:p text:style-name="P63"><text:span text:style-name="T36"><text:s text:c="4"/></text:span><text:span text:style-name="T36">$SHAREDIR/tsearch_data/pt_br_tz.ths</text:span></text:p>
          </draw:text-box>
        </draw:frame>
        <draw:frame draw:style-name="gr82" draw:text-style-name="P64" draw:layer="layout" svg:width="26.5cm" svg:height="5.499cm" svg:x="0.5cm" svg:y="11.101cm">
          <draw:text-box>
            <text:p text:style-name="P16"><text:span text:style-name="T83">Adiconar linhas de regras ao arquivo:</text:span></text:p>
            <text:p text:style-name="P16"><text:span text:style-name="T83"/></text:p>
            <text:p><text:span text:style-name="T36"># cat &lt;&lt; EOF &gt;&gt; </text:span><text:span text:style-name="T36">$SHAREDIR/tsearch_data/pt_br_tz.ths</text:span></text:p>
            <text:p><text:span text:style-name="T36">cidade luz : *Paris cidade luz <text:s/></text:span></text:p>
            <text:p><text:span text:style-name="T36">jogar bola : futebol</text:span></text:p>
            <text:p><text:span text:style-name="T36">pasta ? dente : *dentifrício</text:span></text:p>
            <text:p><text:span text:style-name="T36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office:forms form:automatic-focus="false" form:apply-design-mode="false"/>
        <draw:frame presentation:style-name="pr7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8" draw:text-style-name="P33" draw:layer="layout" svg:width="25.199cm" svg:height="1.479cm" svg:x="1cm" svg:y="12.6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tokens desejados em </text:span><text:span text:style-name="T5">uma configuração, por exemplo:</text:span></text:p>
          </draw:text-box>
        </draw:frame>
        <draw:frame draw:style-name="gr28" draw:text-style-name="P32" draw:layer="layout" svg:width="24.5cm" svg:height="4.571cm" svg:x="1cm" svg:y="14.389cm">
          <draw:text-box>
            <text:p><text:span text:style-name="T36">ALTER TEXT SEARCH CONFIGURATION </text:span><text:span text:style-name="T36">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</text:span><text:span text:style-name="T36">portuguese_stem;</text:span></text:p>
          </draw:text-box>
        </draw:frame>
        <draw:frame draw:style-name="gr83" draw:text-style-name="P11" draw:layer="layout" svg:width="22.5cm" svg:height="6.899cm" svg:x="0.5cm" svg:y="4.101cm">
          <draw:text-box>
            <text:p><text:span text:style-name="T36">CREATE TEXT SEARCH DICTIONARY </text:span><text:span text:style-name="T36">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configuration file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tionary (Portuguese </text:span><text:span text:style-name="T36">Snowball stemmer) */</text:span></text:p>
            <text:p><text:span text:style-name="T36"><text:s text:c="5"/></text:span><text:span text:style-name="T36">Dictionary = </text:span><text:span text:style-name="T36">pg_catalog.portuguese_stem);</text:span></text:p>
          </draw:text-box>
        </draw:frame>
        <draw:frame draw:style-name="gr37" draw:text-style-name="P11" draw:layer="layout" svg:width="13.5cm" svg:height="0.962cm" svg:x="0.5cm" svg:y="3.101cm">
          <draw:text-box>
            <text:p><text:span text:style-name="T5">Criação do dicionário thesauru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office:forms form:automatic-focus="false" form:apply-design-mode="false"/>
        <draw:frame presentation:style-name="pr7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4" draw:text-style-name="P11" draw:layer="layout" svg:width="18.409cm" svg:height="3.026cm" svg:x="0.591cm" svg:y="2.888cm">
          <draw:text-box>
            <text:p><text:span text:style-name="T36">SELECT to_tsvector('portuguese', </text:span><text:span text:style-name="T36">'cidade luz');</text:span></text:p>
            <text:p><text:span text:style-name="T37"><text:s/></text:span></text:p>
            <text:p><text:span text:style-name="T85"><text:s text:c="9"/></text:span><text:span text:style-name="T85">to_tsvector <text:s text:c="8"/></text:span></text:p>
            <text:p><text:span text:style-name="T85">-----------------------------</text:span></text:p>
            <text:p><text:span text:style-name="T85"><text:s/></text:span><text:span text:style-name="T85">'Paris':1 'cidad':2 'luz':3</text:span></text:p>
          </draw:text-box>
        </draw:frame>
        <draw:frame draw:style-name="gr84" draw:text-style-name="P11" draw:layer="layout" svg:width="18.409cm" svg:height="2.751cm" svg:x="0.591cm" svg:y="6.7cm">
          <draw:text-box>
            <text:p><text:span text:style-name="T36">SELECT to_tsvector('portuguese', </text:span><text:span text:style-name="T36">'jogar bola');</text:span></text:p>
            <text:p><text:span text:style-name="T86"/></text:p>
            <text:p><text:span text:style-name="T85"><text:s/></text:span><text:span text:style-name="T85">to_tsvector </text:span></text:p>
            <text:p><text:span text:style-name="T85">-------------</text:span></text:p>
            <text:p><text:span text:style-name="T85"><text:s/></text:span><text:span text:style-name="T85">'futebol':1</text:span></text:p>
          </draw:text-box>
        </draw:frame>
        <draw:frame draw:style-name="gr85" draw:text-style-name="P11" draw:layer="layout" svg:width="19.933cm" svg:height="3.026cm" svg:x="0.567cm" svg:y="10.2cm">
          <draw:text-box>
            <text:p><text:span text:style-name="T36">SELECT to_tsvector('portuguese', </text:span><text:span text:style-name="T36">'pasta de dente');</text:span></text:p>
            <text:p><text:span text:style-name="T37"/></text:p>
            <text:p><text:span text:style-name="T85"><text:s text:c="3"/></text:span><text:span text:style-name="T85">to_tsvector <text:s text:c="2"/></text:span></text:p>
            <text:p><text:span text:style-name="T85">-----------------</text:span></text:p>
            <text:p><text:span text:style-name="T85"><text:s/></text:span><text:span text:style-name="T85">'dentifrício':1</text:span></text:p>
          </draw:text-box>
        </draw:frame>
        <draw:frame draw:style-name="gr86" draw:text-style-name="P11" draw:layer="layout" svg:width="27.5cm" svg:height="6.061cm" svg:x="0.5cm" svg:y="13.4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 text:style-name="P63"><text:span text:style-name="T36"><text:s text:c="8"/></text:span><text:span text:style-name="T36">'Após usar a pasta de dente </text:span><text:span text:style-name="T36">vou jogar bola na cidade luz');</text:span></text:p>
            <text:p><text:span text:style-name="T37"/></text:p>
            <text:p><text:span text:style-name="T85"><text:s text:c="36"/></text:span><text:span text:style-name="T85">to_tsvector <text:s text:c="13"/></text:span><text:span text:style-name="T85"><text:s text:c="23"/></text:span></text:p>
            <text:p><text:span text:style-name="T85">------------------------------------------------------------</text:span><text:span text:style-name="T85">------------------------</text:span></text:p>
            <text:p><text:span text:style-name="T85"><text:s/></text:span><text:span text:style-name="T85">'Paris':8 'após':1 'cidad':9 'dentifrício':4 'futebol':6 </text:span><text:span text:style-name="T85">'luz':10 'usar':2 'vou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office:forms form:automatic-focus="false" form:apply-design-mode="false"/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1" draw:text-style-name="P33" draw:layer="layout" svg:width="25.199cm" svg:height="1.704cm" svg:x="1.001cm" svg:y="3.296cm" presentation:class="outline" presentation:user-transformed="true">
          <draw:text-box>
            <text:p><text:span text:style-name="T5">Se for necessário que uma palavra indexada não seja lexemizada, deve ser colocado o </text:span><text:span text:style-name="T5">asterisco na frente dela:</text:span></text:p>
          </draw:text-box>
        </draw:frame>
        <draw:frame draw:style-name="gr29" draw:text-style-name="P11" draw:layer="layout" svg:width="24.886cm" svg:height="0.972cm" svg:x="1.001cm" svg:y="6.5cm">
          <draw:text-box>
            <text:p><text:span text:style-name="T36"># echo 'sp : *São *Paulo' &gt;&gt; </text:span><text:span text:style-name="T36">$SHAREDIR/tsearch_data/pt_br_tz.ths</text:span></text:p>
          </draw:text-box>
        </draw:frame>
        <draw:frame draw:style-name="gr84" draw:text-style-name="P11" draw:layer="layout" svg:width="14.98cm" svg:height="3.851cm" svg:x="1.021cm" svg:y="10.5cm">
          <draw:text-box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to_tsvector </text:span></text:p>
            <text:p><text:span text:style-name="T38">-------------</text:span></text:p>
            <text:p><text:span text:style-name="T38"><text:s/></text:span><text:span text:style-name="T38">'sp':1</text:span></text:p>
          </draw:text-box>
        </draw:frame>
        <draw:frame draw:style-name="gr87" draw:text-style-name="P11" draw:layer="layout" svg:width="22.067cm" svg:height="1.674cm" svg:x="0.933cm" svg:y="15.326cm">
          <draw:text-box>
            <text:p><text:span text:style-name="T5">O teste não deu certo pois é necessário que se </text:span><text:span text:style-name="T5">recarregue as configurações do dicionário.</text:span></text:p>
          </draw:text-box>
        </draw:frame>
        <draw:frame draw:style-name="gr7" draw:text-style-name="P11" draw:layer="layout" svg:width="3.22cm" svg:height="0.963cm" svg:x="1.001cm" svg:y="9cm">
          <draw:text-box>
            <text:p><text:span text:style-name="T5">Um test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office:forms form:automatic-focus="false" form:apply-design-mode="false"/>
        <draw:frame presentation:style-name="pr8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8" draw:text-style-name="P50" draw:layer="layout" svg:width="22.5cm" svg:height="5.079cm" svg:x="1cm" svg:y="10.758cm">
          <draw:text-box>
            <text:p text:style-name="P38"><text:span text:style-name="T83">Novo teste:</text:span></text:p>
            <text:p><text:span text:style-name="T36">SELECT to_tsvector('portuguese','sp');</text:span></text:p>
            <text:p><text:span text:style-name="T87"/></text:p>
            <text:p><text:span text:style-name="T38"><text:s text:c="4"/></text:span><text:span text:style-name="T38">to_tsvector <text:s text:c="3"/></text:span></text:p>
            <text:p><text:span text:style-name="T38">-------------------</text:span></text:p>
            <text:p><text:span text:style-name="T38"><text:s/></text:span><text:span text:style-name="T38">'Paulo':2 'São':1</text:span></text:p>
          </draw:text-box>
        </draw:frame>
        <draw:frame draw:style-name="gr89" draw:text-style-name="P11" draw:layer="layout" svg:width="25.648cm" svg:height="2.2cm" svg:x="0.852cm" svg:y="6cm">
          <draw:text-box>
            <text:p text:style-name="P38"><text:span text:style-name="T83">Dentro da sessão recarregar a configuração do </text:span><text:span text:style-name="T83">dicionário:</text:span></text:p>
            <text:p><text:span text:style-name="T36">ALTER TEXT SEARCH DICTIONARY </text:span><text:span text:style-name="T36">dic_pt_br_tz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office:forms form:automatic-focus="false" form:apply-design-mode="false"/>
        <draw:frame presentation:style-name="pr8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</text:span><text:span text:style-name="T12">nário </text:span><text:span text:style-name="T12">Ispell</text:span></text:p>
          </draw:text-box>
        </draw:frame>
        <draw:frame presentation:style-name="pr84" draw:text-style-name="P65" draw:layer="layout" svg:width="27cm" svg:height="12.033cm" svg:x="0.5cm" svg:y="3.296cm" presentation:class="outline" presentation:user-transformed="true">
          <draw:text-box>
            <text:p text:style-name="P5"><text:span text:style-name="T5">Este </text:span><text:span text:style-name="T16">template</text:span><text:span text:style-name="T5"> de dicionário é baseado em um projeto de Martin Porter, inventor do </text:span><text:span text:style-name="T5">popular algoritmo de </text:span><text:span text:style-name="T16">stemming</text:span><text:span text:style-name="T5"> para o inglês.</text:span></text:p>
            <text:p text:style-name="P5"><text:span text:style-name="T5">Snowball hoje fornece algoritmo de </text:span><text:span text:style-name="T16">stemming</text:span><text:span text:style-name="T5"> para muitos idiomas.</text:span></text:p>
            <text:p text:style-name="P5"><text:span text:style-name="T5">Cada algoritmo entende como reduzir formas variantes comum de palavras para uma </text:span><text:span text:style-name="T5">base, ou stem, na ortografia de seu idioma.</text:span></text:p>
            <text:p text:style-name="P5"><text:span text:style-name="T5">Um dicionário Snowball requer um parâmetro de língua para identificar que stemmer </text:span><text:span text:style-name="T5">usar, e opcionalmente poder especificar</text:span></text:p>
            <text:p text:style-name="P5"><text:span text:style-name="T5">Um arquivo de palavras de parada que é uma lista de palavras para eliminar.</text:span></text:p>
            <text:p text:style-name="P5"><text:span text:style-name="T5">As listas de palavras de parada padrões do PostgreSQL também são fornecidas pelo </text:span><text:span text:style-name="T5">projeto Snownball.</text:span></text:p>
            <text:p text:style-name="P5"><text:span text:style-name="T5"/></text:p>
            <text:p text:style-name="P9"><text:span text:style-name="T5"><text:a xlink:href="http://snowball.tartarus.org/" xlink:type="simple">http://snowball.tartarus.org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office:forms form:automatic-focus="false" form:apply-design-mode="false"/>
        <draw:frame presentation:style-name="pr8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office:forms form:automatic-focus="false" form:apply-design-mode="false"/>
        <draw:frame presentation:style-name="pr8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7" draw:text-style-name="P65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</text:span><text:span text:style-name="T5">parâmetros:</text:span></text:p>
              </text:list-header>
            </text:list>
          </draw:text-box>
        </draw:frame>
        <draw:frame draw:style-name="gr90" draw:text-style-name="P11" draw:layer="layout" svg:width="18.79cm" svg:height="4.572cm" svg:x="2.001cm" svg:y="7.328cm">
          <draw:text-box>
            <text:p><text:span text:style-name="T36">CREATE TEXT SEARCH DICTIONARY </text:span><text:span text:style-name="T36">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91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</text:span><text:span text:style-name="T23">os nomes, respectivamente dos arquivos de </text:span><text:span text:style-name="T23">dicionário, afixos e palavras de parada.</text:span></text:p>
            <text:p text:style-name="P5"><text:span text:style-name="T23"/></text:p>
            <text:p text:style-name="P5"><text:span text:style-name="T23">Dicionários Ispell normalmente reconhecem um </text:span><text:span text:style-name="T23">conjunto limitado de palavras, então eles devem </text:span><text:span text:style-name="T23">ser seguidos por outro dicionário mais amplo, </text:span><text:span text:style-name="T23">como um dicionário Snowball, que 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office:forms form:automatic-focus="false" form:apply-design-mode="false"/>
        <draw:frame presentation:style-name="pr8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9" draw:text-style-name="P66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4" draw:text-style-name="P66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92" draw:text-style-name="P69" draw:layer="layout" svg:width="25.5cm" svg:height="6cm" svg:x="1.001cm" svg:y="8.001cm">
          <text:p text:style-name="P67"><text:span text:style-name="T3">Observação:</text:span></text:p>
          <text:p text:style-name="P68"><text:span text:style-name="T4"/></text:p>
          <text:p text:style-name="P67"><text:span text:style-name="T5">MySpell não suporte </text:span><text:span text:style-name="T5">palavras compostas.</text:span></text:p>
          <text:p text:style-name="P67"><text:span text:style-name="T5">Hunspell tem </text:span><text:span text:style-name="T5">suporte sofisticado </text:span><text:span text:style-name="T5">para palavras </text:span><text:span text:style-name="T5">compostas.</text:span></text:p>
          <text:p text:style-name="P67"><text:span text:style-name="T5">Atualmente, o </text:span><text:span text:style-name="T5">PostgreSQL </text:span><text:span text:style-name="T5">implementa apenas </text:span><text:span text:style-name="T5">operações básicas </text:span><text:span text:style-name="T5">do Hunspell para </text:span><text:span text:style-name="T5">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office:forms form:automatic-focus="false" form:apply-design-mode="false"/>
        <draw:frame presentation:style-name="pr9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</text:span><text:span text:style-name="T11">textual, usando uma pré 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</text:span><text:span text:style-name="T14">tsc_pt_br </text:span></text:p>
            <text:p><text:span text:style-name="T14"><text:s text:c="4"/></text:span><text:span text:style-name="T14">(COPY = pg_catalog.portuguese 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</text:span><text:span text:style-name="T11">configuração:</text:span></text:p>
          </draw:text-box>
        </draw:frame>
        <draw:frame draw:style-name="gr93" draw:text-style-name="P17" draw:layer="layout" svg:width="20.898cm" svg:height="6.8cm" svg:x="0.602cm" svg:y="8.7cm">
          <draw:text-box>
            <text:p><text:span text:style-name="T14">ALTER TEXT SEARCH CONFIGURATION </text:span><text:span text:style-name="T14">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WITH dic_pt_br_ispell, </text:span><text:span text:style-name="T14">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office:forms form:automatic-focus="false" form:apply-design-mode="false"/>
        <draw:frame presentation:style-name="pr9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2" draw:text-style-name="P65" draw:layer="layout" svg:width="25.199cm" svg:height="1.204cm" svg:x="1.001cm" svg:y="3.697cm" presentation:class="outline" presentation:user-transformed="true">
          <draw:text-box>
            <text:p text:style-name="P5"><text:span text:style-name="T5">Testando (verbos irregulares):</text:span></text:p>
          </draw:text-box>
        </draw:frame>
        <draw:frame draw:style-name="gr40" draw:text-style-name="P11" draw:layer="layout" svg:width="24.5cm" svg:height="2.411cm" svg:x="1.101cm" svg:y="10.601cm">
          <draw:text-box>
            <text:p><text:span text:style-name="T36">SELECT to_tsvector('tsc_pt_br', 'eu </text:span><text:span text:style-name="T36">trouxe!!!');</text:span></text:p>
            <text:p><text:span text:style-name="T36"/></text:p>
            <text:p text:style-name="P16"><text:span text:style-name="T88">'trazer':2</text:span></text:p>
          </draw:text-box>
        </draw:frame>
        <draw:frame draw:style-name="gr38" draw:text-style-name="P11" draw:layer="layout" svg:width="17.266cm" svg:height="3.851cm" svg:x="1.235cm" svg:y="5.401cm">
          <draw:text-box>
            <text:p><text:span text:style-name="T36">SELECT</text:span></text:p>
            <text:p><text:span text:style-name="T36"><text:s text:c="4"/></text:span><text:span text:style-name="T36">to_tsvector('tsc_pt_br', </text:span><text:span text:style-name="T36">'caberia') @@ </text:span></text:p>
            <text:p><text:span text:style-name="T36"><text:s text:c="4"/></text:span><text:span text:style-name="T36">to_tsquery('tsc_pt_br', 'caibo');</text:span></text:p>
            <text:p><text:span text:style-name="T36"/></text:p>
            <text:p text:style-name="P16"><text:span text:style-name="T8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office:forms form:automatic-focus="false" form:apply-design-mode="false"/>
        <draw:frame presentation:style-name="pr9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4" draw:text-style-name="P65" draw:layer="layout" svg:width="26.5cm" svg:height="8.204cm" svg:x="1cm" svg:y="3.296cm" presentation:class="outline" presentation:user-transformed="true">
          <draw:text-box>
            <text:p text:style-name="P5"><text:span text:style-name="T5">Este template de dicionário é baseado em um projeto de Martin Porter, inventor do </text:span><text:span text:style-name="T5">popular algoritmo de stemming para o inglês.</text:span></text:p>
            <text:p text:style-name="P5"><text:span text:style-name="T5">Snowball hoje fornece algoritmo de stemming para muitos idiomas (</text:span><text:span text:style-name="T5"><text:a xlink:href="http://snowball.tartarus.org/" xlink:type="simple">http://snowball.tartarus.org/</text:a></text:span><text:span text:style-name="T5">). Cada algoritmo entendde como reduzir formas variantes </text:span><text:span text:style-name="T5">comum de palavras para uma base, ou stem, na ortografia de seu idioma.</text:span></text:p>
            <text:p text:style-name="P5"><text:span text:style-name="T5">Um dicionário Snowball requer um parâmetro de língua para identificar que stemmer </text:span><text:span text:style-name="T5">usar, e opcionalmente poder especificar</text:span></text:p>
            <text:p text:style-name="P5"><text:span text:style-name="T5">um arquivo de palavras de parada que é uma lista de palavras para eliminar. As listas de </text:span><text:span text:style-name="T5">palavras de parada padrões do PostgreSQL também são fornecidas pelo projeto </text:span><text:span text:style-name="T5">Snownbal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office:forms form:automatic-focus="false" form:apply-design-mode="false"/>
        <draw:frame presentation:style-name="pr9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6" draw:text-style-name="P70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94" draw:text-style-name="P71" draw:layer="layout" svg:width="18.409cm" svg:height="3.852cm" svg:x="2cm" svg:y="5.501cm">
          <draw:text-box>
            <text:p><text:span text:style-name="T36">CREATE TEXT SEARCH DICTIONARY </text:span><text:span text:style-name="T36">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</text:span><text:span text:style-name="T5">simplificando uma palavra ou não, então ele deve </text:span><text:span text:style-name="T5">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</text:span><text:span text:style-name="T5">pois um token nunca passará por ele ao dicionário </text:span><text:span text:style-name="T5">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5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</text:span><text:span text:style-name="T11">de busca textual que remove acentos de lexemas.</text:span></text:p>
            <text:p text:style-name="P5"><text:span text:style-name="T11"/></text:p>
            <text:p text:style-name="P5"><text:span text:style-name="T11">É um dicionário de filtragem, o que significa que </text:span><text:span text:style-name="T11">sua saída é sempre passada para o próximo </text:span><text:span text:style-name="T11">dicionário (se for o caso), ao contrário do </text:span><text:span text:style-name="T11">comportamento normal de dicionários. Isso permite </text:span><text:span text:style-name="T11">processamento de busca textual sem considerar </text:span><text:span text:style-name="T11">acentos.</text:span></text:p>
            <text:p text:style-name="P5"><text:span text:style-name="T11"/></text:p>
            <text:p text:style-name="P5"><text:span text:style-name="T11">A implementação atual do unaccent não pode ser </text:span><text:span text:style-name="T11">usada como um dicionário de normalização para o </text:span><text:span text:style-name="T11">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6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</text:span><text:span text:style-name="T11">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cujo nome deve </text:span><text:span text:style-name="T11">ter a extensão </text:span><text:span text:style-name="T35">.rules</text:span><text:span text:style-name="T11"> (tal extensão não deve ser </text:span><text:span text:style-name="T11">incluída no parâmetro </text:span><text:span text:style-name="T35">RULES</text:span><text:span text:style-name="T11">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7" draw:text-style-name="P50" draw:layer="layout" svg:width="26.5cm" svg:height="13.367cm" svg:x="0.5cm" svg:y="3.849cm">
          <draw:text-box>
            <text:p text:style-name="P38"><text:span text:style-name="T89">O arquivo de regras deve ter o seguinte </text:span><text:span text:style-name="T89">formato:</text:span></text:p>
            <text:p text:style-name="P38"><text:span text:style-name="T89"/></text:p>
            <text:p text:style-name="P38"><text:span text:style-name="T90"><text:s text:c="6"/></text:span><text:span text:style-name="T91">À <text:s text:c="7"/>A</text:span></text:p>
            <text:p text:style-name="P38"><text:span text:style-name="T91"><text:s text:c="4"/></text:span><text:span text:style-name="T91">Á <text:s text:c="7"/>A</text:span></text:p>
            <text:p text:style-name="P38"><text:span text:style-name="T91"><text:s text:c="4"/></text:span><text:span text:style-name="T91">Â <text:s text:c="7"/>A</text:span></text:p>
            <text:p text:style-name="P38"><text:span text:style-name="T91"><text:s text:c="4"/></text:span><text:span text:style-name="T91">Ã <text:s text:c="7"/>A</text:span></text:p>
            <text:p text:style-name="P38"><text:span text:style-name="T91"><text:s text:c="4"/></text:span><text:span text:style-name="T91">Ä <text:s text:c="7"/>A</text:span></text:p>
            <text:p text:style-name="P38"><text:span text:style-name="T91"><text:s text:c="4"/></text:span><text:span text:style-name="T91">Å <text:s text:c="7"/>A</text:span></text:p>
            <text:p text:style-name="P38"><text:span text:style-name="T91"><text:s text:c="4"/></text:span><text:span text:style-name="T91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8" draw:text-style-name="P72" draw:layer="layout" svg:width="26.5cm" svg:height="8.65cm" svg:x="0.5cm" svg:y="3.849cm">
          <draw:text-box>
            <text:p text:style-name="P38"><text:span text:style-name="T50">Cada linha representa um par, consistindo de um </text:span><text:span text:style-name="T50">caractere com acento seguido que será traduzido </text:span><text:span text:style-name="T50">pelo seguinte que é sem acento.</text:span></text:p>
            <text:p text:style-name="P38"><text:span text:style-name="T50"/></text:p>
            <text:p text:style-name="P38"><text:span text:style-name="T50">Um exemplo mais completo, que é diretamente útil </text:span><text:span text:style-name="T50">para a maioria dos idiomas europeus, pode ser </text:span><text:span text:style-name="T50">encontrado no arquivo unaccent.rules, que é </text:span><text:span text:style-name="T50">instalado do diretório $SHAREDIR/tsearch_data/ </text:span><text:span text:style-name="T50">quando o módulo é instalado.</text:span></text:p>
            <text:p text:style-name="P38"><text:span text:style-name="T50"/></text:p>
            <text:p text:style-name="P38"><text:span text:style-name="T50">Para instalar o módulo acesse a base de dados </text:span><text:span text:style-name="T50">que deseja nela trabalhar com o dicionário </text:span><text:span text:style-name="T50">unaccent e dê o comando:</text:span></text:p>
          </draw:text-box>
        </draw:frame>
        <draw:frame draw:style-name="gr23" draw:text-style-name="P17" draw:layer="layout" svg:width="10.803cm" svg:height="0.971cm" svg:x="0.597cm" svg:y="13.637cm">
          <draw:text-box>
            <text:p><text:span text:style-name="T14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99" draw:text-style-name="P72" draw:layer="layout" svg:width="26.5cm" svg:height="7.452cm" svg:x="0.5cm" svg:y="3.849cm">
          <draw:text-box>
            <text:p text:style-name="P38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</text:span><text:span text:style-name="T50">dicionário </text:span><text:span text:style-name="T20">unaccent</text:span><text:span text:style-name="T50"> baseados nela.</text:span></text:p>
            <text:p text:style-name="P38"><text:span text:style-name="T50"/></text:p>
            <text:p text:style-name="P38"><text:span text:style-name="T50">O dicionário unaccent tem o parâmetro padrão de </text:span><text:span text:style-name="T50">configuração </text:span><text:span text:style-name="T20">RULES='unaccent'</text:span><text:span text:style-name="T50">, faz com que </text:span><text:span text:style-name="T50">seja imediatamente utilizável pelo arquivo </text:span><text:span text:style-name="T20">unaccent.rules</text:span><text:span text:style-name="T50">.</text:span></text:p>
            <text:p text:style-name="P38"><text:span text:style-name="T50"/></text:p>
            <text:p text:style-name="P38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0" draw:text-style-name="P73" draw:layer="layout" svg:width="26.5cm" svg:height="3.651cm" svg:x="0.5cm" svg:y="10.349cm">
          <draw:text-box>
            <text:p text:style-name="P38"><text:span text:style-name="T92">SELECT ts_lexize('unaccent', </text:span><text:span text:style-name="T92">'Armação');</text:span></text:p>
            <text:p text:style-name="P59"><text:span text:style-name="T19">t</text:span></text:p>
            <text:p text:style-name="P59"><text:span text:style-name="T19">-----------</text:span></text:p>
            <text:p text:style-name="P59"><text:span text:style-name="T19"><text:s/></text:span><text:span text:style-name="T19">{Armacao}</text:span></text:p>
          </draw:text-box>
        </draw:frame>
        <draw:frame draw:style-name="gr101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</text:span><text:span text:style-name="T20">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office:forms form:automatic-focus="false" form:apply-design-mode="false"/>
        <draw:frame draw:style-name="gr23" draw:text-style-name="P17" draw:layer="layout" svg:width="26.5cm" svg:height="0.971cm" svg:x="1cm" svg:y="9.8cm">
          <draw:text-box>
            <text:p><text:span text:style-name="T14">CREATE TEXT SEARCH CONFIGURATION </text:span><text:span text:style-name="T14">tsc_pt_unaccent 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61" draw:text-style-name="P11" draw:layer="layout" svg:width="25.419cm" svg:height="1.673cm" svg:x="1cm" svg:y="7.104cm">
          <draw:text-box>
            <text:p><text:span text:style-name="T11">Um exemplo de como inserir um dicionário </text:span><text:span text:style-name="T11">unaccent em uma configuração 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office:forms form:automatic-focus="false" form:apply-design-mode="false"/>
        <draw:frame draw:style-name="gr102" draw:text-style-name="P17" draw:layer="layout" svg:width="26.5cm" svg:height="8.891cm" svg:x="1cm" svg:y="3.5cm">
          <draw:text-box>
            <text:p><text:span text:style-name="T14">ALTER TEXT SEARCH CONFIGURATION </text:span><text:span text:style-name="T14">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</text:span><text:span text:style-name="T11">um dicionário de busca textual e não uma </text:span><text:span text:style-name="T11">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office:forms form:automatic-focus="false" form:apply-design-mode="false"/>
        <draw:frame draw:style-name="gr28" draw:text-style-name="P17" draw:layer="layout" svg:width="26.5cm" svg:height="4.57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</text:span><text:span text:style-name="T14">'Hotéis do Mar');</text:span></text:p>
            <text:p><text:span text:style-name="T14"/></text:p>
            <text:p text:style-name="P16"><text:span text:style-name="T41">t</text:span></text:p>
            <text:p text:style-name="P16"><text:span text:style-name="T41">----</text:span></text:p>
            <text:p text:style-name="P16"><text:span text:style-name="T41">1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55" draw:text-style-name="P17" draw:layer="layout" svg:width="26.5cm" svg:height="5.291cm" svg:x="0.5cm" svg:y="11.6cm">
          <draw:text-box>
            <text:p><text:span text:style-name="T14">SELECT</text:span></text:p>
            <text:p><text:span text:style-name="T14"><text:s text:c="4"/></text:span><text:span text:style-name="T14">to_tsvector('tsc_pt_unaccent', </text:span><text:span text:style-name="T14">'Hotéis do Mar')</text:span></text:p>
            <text:p><text:span text:style-name="T14"><text:s text:c="4"/></text:span><text:span text:style-name="T14">@@ </text:span><text:span text:style-name="T14">to_tsquery('tsc_pt_unaccent','Hotel');</text:span></text:p>
            <text:p><text:span text:style-name="T14"/></text:p>
            <text:p text:style-name="P16"><text:span text:style-name="T41">t</text:span></text:p>
            <text:p text:style-name="P16"><text:span text:style-name="T41">----</text:span></text:p>
            <text:p text:style-name="P16"><text:span text:style-name="T41">1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58" draw:text-style-name="P17" draw:layer="layout" svg:width="26.5cm" svg:height="8.171cm" svg:x="0.5cm" svg:y="6cm">
          <draw:text-box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t</text:span></text:p>
            <text:p text:style-name="P16"><text:span text:style-name="T41">----</text:span></text:p>
            <text:p text:style-name="P16"><text:span text:style-name="T41">1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7" draw:text-style-name="P52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</text:span><text:span text:style-name="T5">pode ser usada fora do contexto de busca textual.</text:span></text:p>
                <text:p text:style-name="P9"><text:span text:style-name="T61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B5C87107.jpg" xlink:type="simple" xlink:show="embed" xlink:actuate="onLoad"/>
    <draw:fill-image draw:name="bg_5f_cover" draw:display-name="bg_cover" xlink:href="Pictures/1000000000000676000004D883626B12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7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0-04T18:52:04.937987020</dc:date>
    <meta:editing-duration>P2DT21H7M37S</meta:editing-duration>
    <meta:editing-cycles>395</meta:editing-cycles>
    <meta:generator>LibreOffice/24.2.5.2$Linux_X86_64 LibreOffice_project/420$Build-2</meta:generator>
    <meta:document-statistic meta:object-count="550"/>
  </office:meta>
</office:document-meta>
</file>